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margin-top="1.058cm" fo:margin-bottom="1.058cm" style:contextual-spacing="false" fo:text-align="center" style:justify-single-word="false" fo:text-indent="0cm" style:auto-text-indent="false"/>
      <style:text-properties fo:font-weight="bold" officeooo:paragraph-rsid="0019632d" style:font-weight-asian="bold" style:font-size-complex="14pt"/>
    </style:style>
    <style:style style:name="P3" style:family="paragraph" style:parent-style-name="Text_20_body">
      <style:paragraph-properties fo:margin-left="0cm" fo:margin-right="0cm" fo:margin-top="0cm" fo:margin-bottom="0cm" style:contextual-spacing="false" fo:text-indent="4.251cm" style:auto-text-indent="false">
        <style:tab-stops>
          <style:tab-stop style:position="2cm" style:leader-style="solid" style:leader-text="_"/>
        </style:tab-stops>
      </style:paragraph-properties>
      <style:text-properties style:font-name="Times New Roman" fo:font-size="10pt" fo:language="ru" fo:country="RU" fo:font-weight="bold" officeooo:paragraph-rsid="0019632d" style:font-size-asian="10pt" style:font-weight-asian="bold" style:font-name-complex="Times New Roman1" style:font-size-complex="14pt"/>
    </style:style>
    <style:style style:name="P4" style:family="paragraph" style:parent-style-name="Standard">
      <style:paragraph-properties fo:margin-left="0cm" fo:margin-right="0cm" fo:margin-top="0cm" fo:margin-bottom="1.058cm" style:contextual-spacing="false" fo:line-height="100%" fo:text-align="justify" style:justify-single-word="false" fo:orphans="0" fo:widows="0" fo:text-indent="8.502cm" style:auto-text-indent="false"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0pt" fo:language="ru" fo:country="RU" officeooo:paragraph-rsid="0019632d" style:font-name-asian="Times New Roman1" style:font-size-asian="10pt" style:language-asian="ru" style:country-asian="RU" style:font-name-complex="Times New Roman1" style:font-size-complex="10pt"/>
    </style:style>
    <style:style style:name="P5" style:family="paragraph" style:parent-style-name="Standard">
      <style:paragraph-properties fo:margin-top="0cm" fo:margin-bottom="1.905cm" style:contextual-spacing="false" fo:line-height="100%">
        <style:tab-stops>
          <style:tab-stop style:position="1cm" style:type="center"/>
        </style:tab-stops>
      </style:paragraph-properties>
      <style:text-properties style:font-name="Times New Roman" fo:font-size="10pt" fo:language="ru" fo:country="RU" officeooo:paragraph-rsid="0019632d" style:font-size-asian="10pt" style:font-name-complex="Times New Roman1" style:font-size-complex="10pt"/>
    </style:style>
    <style:style style:name="P6" style:family="paragraph" style:parent-style-name="Contents_20_1">
      <style:paragraph-properties>
        <style:tab-stops>
          <style:tab-stop style:position="16.484cm" style:type="right" style:leader-style="dotted" style:leader-text="."/>
        </style:tab-stops>
      </style:paragraph-properties>
      <style:text-properties style:font-name="Times New Roman" fo:font-size="14pt" officeooo:paragraph-rsid="0019632d" style:font-size-asian="14pt" style:font-name-complex="Times New Roman1" style:font-size-complex="14pt"/>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2dd6d8" style:font-size-asian="14pt" style:font-size-complex="14pt"/>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1e66a3" style:font-size-asian="14pt"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cb60bc" style:font-size-asian="14pt" style:font-size-complex="14pt"/>
    </style:style>
    <style:style style:name="P10" style:family="paragraph" style:parent-style-name="List_20_Paragraph">
      <style:paragraph-properties fo:margin-left="1.27cm" fo:margin-right="0cm" fo:margin-top="0cm" fo:margin-bottom="0.635cm" style:contextual-spacing="true" fo:text-align="center" style:justify-single-word="false" fo:text-indent="0cm" style:auto-text-indent="false"/>
      <style:text-properties style:font-name="Times New Roman" fo:font-size="14pt" fo:language="ru" fo:country="RU" fo:font-weight="normal" officeooo:rsid="00372852" officeooo:paragraph-rsid="004bd532" fo:background-color="#ffffff" style:font-size-asian="14pt" style:font-weight-asian="normal" style:font-name-complex="Times New Roman1" style:font-size-complex="14pt" style:font-weight-complex="normal"/>
    </style:style>
    <style:style style:name="P11"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12"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13"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14"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15"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16"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17" style:family="paragraph" style:parent-style-name="Standard">
      <style:paragraph-properties fo:margin-top="0cm" fo:margin-bottom="0.212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18" style:family="paragraph" style:parent-style-name="Standard" style:master-page-name="">
      <loext:graphic-properties draw:fill="none"/>
      <style:paragraph-properties fo:margin-left="0cm" fo:margin-right="0cm" fo:text-indent="1.27cm" style:auto-text-indent="false" style:page-number="auto" fo:background-color="transparent"/>
      <style:text-properties style:font-name="Times New Roman" fo:font-size="14pt" fo:language="ru" fo:country="RU" officeooo:rsid="00c4a88b" officeooo:paragraph-rsid="00c4a88b" style:font-size-asian="14pt" style:font-name-complex="Times New Roman1" style:font-size-complex="14pt"/>
    </style:style>
    <style:style style:name="P19" style:family="paragraph" style:parent-style-name="Standard" style:master-page-name="">
      <style:paragraph-properties fo:margin-left="0cm" fo:margin-right="0cm" fo:margin-top="0cm" fo:margin-bottom="0.494cm" style:contextual-spacing="true" fo:text-align="justify" style:justify-single-word="false" fo:text-indent="1.251cm" style:auto-text-indent="false" style:page-number="auto"/>
      <style:text-properties style:font-name="Times New Roman" fo:font-size="14pt" fo:language="ru" fo:country="RU" style:text-underline-style="none" fo:font-weight="normal" officeooo:rsid="004b5ffd" officeooo:paragraph-rsid="00718d8b" fo:background-color="#ffffff" style:font-name-asian="Calibri1" style:font-size-asian="14pt" style:font-weight-asian="normal" style:font-name-complex="Times New Roman1" style:font-size-complex="14pt" style:font-weight-complex="normal"/>
    </style:style>
    <style:style style:name="P20"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style:text-underline-style="none" fo:font-weight="normal" officeooo:rsid="004b5ffd" officeooo:paragraph-rsid="004eeac8" fo:background-color="#ffffff" style:font-name-asian="Calibri1" style:font-size-asian="14pt" style:font-weight-asian="normal" style:font-name-complex="Times New Roman1" style:font-size-complex="14pt" style:font-weight-complex="normal"/>
    </style:style>
    <style:style style:name="P21" style:family="paragraph" style:parent-style-name="Text_20_body">
      <style:paragraph-properties fo:margin-left="0cm" fo:margin-right="0cm" fo:margin-top="0cm" fo:margin-bottom="0cm" style:contextual-spacing="false" fo:text-indent="0cm" style:auto-text-indent="false">
        <style:tab-stops>
          <style:tab-stop style:position="1cm"/>
        </style:tab-stops>
      </style:paragraph-properties>
      <style:text-properties officeooo:paragraph-rsid="001d4605"/>
    </style:style>
    <style:style style:name="P22" style:family="paragraph" style:parent-style-name="Text_20_body">
      <style:paragraph-properties fo:margin-left="0cm" fo:margin-right="0cm" fo:margin-top="0cm" fo:margin-bottom="2.752cm" style:contextual-spacing="false" fo:text-indent="0cm" style:auto-text-indent="false">
        <style:tab-stops>
          <style:tab-stop style:position="3.81cm"/>
          <style:tab-stop style:position="17.701cm"/>
        </style:tab-stops>
      </style:paragraph-properties>
      <style:text-properties officeooo:paragraph-rsid="0019632d"/>
    </style:style>
    <style:style style:name="P23" style:family="paragraph" style:parent-style-name="Text_20_body">
      <style:paragraph-properties fo:margin-left="0cm" fo:margin-right="0cm" fo:margin-top="0cm" fo:margin-bottom="0cm" style:contextual-spacing="false" fo:text-indent="0cm" style:auto-text-indent="false">
        <style:tab-stops>
          <style:tab-stop style:position="3.81cm"/>
          <style:tab-stop style:position="17.701cm"/>
        </style:tab-stops>
      </style:paragraph-properties>
      <style:text-properties officeooo:paragraph-rsid="0019632d"/>
    </style:style>
    <style:style style:name="P24" style:family="paragraph" style:parent-style-name="Text_20_body">
      <style:paragraph-properties fo:margin-left="0cm" fo:margin-right="0cm"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25"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26" style:family="paragraph" style:parent-style-name="Contents_20_1">
      <style:paragraph-properties>
        <style:tab-stops>
          <style:tab-stop style:position="16.484cm" style:type="right" style:leader-style="dotted" style:leader-text="."/>
        </style:tab-stops>
      </style:paragraph-properties>
      <style:text-properties fo:font-weight="normal" officeooo:paragraph-rsid="001e66a3" style:font-weight-asian="normal" style:font-weight-complex="normal"/>
    </style:style>
    <style:style style:name="P27" style:family="paragraph" style:parent-style-name="Contents_20_1">
      <style:paragraph-properties>
        <style:tab-stops>
          <style:tab-stop style:position="16.484cm" style:type="right" style:leader-style="dotted" style:leader-text="."/>
        </style:tab-stops>
      </style:paragraph-properties>
      <style:text-properties officeooo:paragraph-rsid="0019632d"/>
    </style:style>
    <style:style style:name="P28" style:family="paragraph" style:parent-style-name="Contents_20_1">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019632d"/>
    </style:style>
    <style:style style:name="P29" style:family="paragraph" style:parent-style-name="Contents_20_1">
      <style:paragraph-properties fo:margin-left="0cm" fo:margin-right="0cm" fo:text-indent="0.801cm" style:auto-text-indent="false">
        <style:tab-stops>
          <style:tab-stop style:position="16.484cm" style:type="right" style:leader-style="dotted" style:leader-text="."/>
        </style:tab-stops>
      </style:paragraph-properties>
      <style:text-properties officeooo:paragraph-rsid="0019632d"/>
    </style:style>
    <style:style style:name="P30"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45a547" style:font-weight-asian="normal" style:font-weight-complex="normal"/>
    </style:style>
    <style:style style:name="P31"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372852" style:font-weight-asian="normal" style:font-weight-complex="normal"/>
    </style:style>
    <style:style style:name="P32" style:family="paragraph" style:parent-style-name="Standard" style:master-page-name="">
      <loext:graphic-properties draw:fill="none"/>
      <style:paragraph-properties fo:margin-left="1.27cm" fo:margin-right="0cm" fo:margin-top="0cm" fo:margin-bottom="0.494cm" style:contextual-spacing="true" fo:text-align="start" style:justify-single-word="false" fo:text-indent="0cm" style:auto-text-indent="false" style:page-number="auto" fo:background-color="transparent"/>
      <style:text-properties fo:language="en" fo:country="US" officeooo:rsid="00727078" officeooo:paragraph-rsid="00727078"/>
    </style:style>
    <style:style style:name="P33"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06b6e" fo:background-color="#ffffff" style:font-size-asian="14pt" style:font-weight-asian="normal" style:font-name-complex="Times New Roman1" style:font-size-complex="14pt" style:font-weight-complex="normal"/>
    </style:style>
    <style:style style:name="P34"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b6598" fo:background-color="#ffffff" style:font-size-asian="14pt" style:font-weight-asian="normal" style:font-name-complex="Times New Roman1" style:font-size-complex="14pt" style:font-weight-complex="normal"/>
    </style:style>
    <style:style style:name="P35"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style:text-underline-style="none" fo:font-weight="normal" officeooo:rsid="004b5ffd" officeooo:paragraph-rsid="007b6598" fo:background-color="#ffffff" style:font-name-asian="Calibri1" style:font-size-asian="14pt" style:font-weight-asian="normal" style:font-name-complex="Times New Roman1" style:font-size-complex="14pt" style:font-weight-complex="normal"/>
    </style:style>
    <style:style style:name="P36"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658ae" officeooo:paragraph-rsid="0059b44c" fo:background-color="#ffffff" style:font-size-asian="14pt" style:font-weight-asian="normal" style:font-name-complex="Times New Roman1" style:font-size-complex="14pt" style:font-weight-complex="normal"/>
    </style:style>
    <style:style style:name="P37"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5658ae" officeooo:paragraph-rsid="005785ac" fo:background-color="#ffffff" style:font-size-asian="14pt" style:font-weight-asian="normal" style:font-name-complex="Times New Roman1" style:font-size-complex="14pt" style:font-weight-complex="normal"/>
    </style:style>
    <style:style style:name="P38"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61406c" officeooo:paragraph-rsid="0061406c" fo:background-color="#ffffff" style:font-size-asian="14pt" style:font-weight-asian="normal" style:font-name-complex="Times New Roman1" style:font-size-complex="14pt" style:font-weight-complex="normal"/>
    </style:style>
    <style:style style:name="P39"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officeooo:paragraph-rsid="0081cc03" style:font-size-asian="14pt" style:font-size-complex="14pt"/>
    </style:style>
    <style:style style:name="P40" style:family="paragraph" style:parent-style-name="Standard">
      <loext:graphic-properties draw:fill="none"/>
      <style:paragraph-properties fo:margin-left="0cm" fo:margin-right="0cm" fo:text-indent="1.27cm" style:auto-text-indent="false" fo:background-color="transparent"/>
      <style:text-properties fo:font-size="14pt" officeooo:paragraph-rsid="0081cc03" style:font-size-asian="14pt" style:font-size-complex="14pt"/>
    </style:style>
    <style:style style:name="P41"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42" style:family="paragraph" style:parent-style-name="Standard">
      <loext:graphic-properties draw:fill="none"/>
      <style:paragraph-properties fo:margin-left="0cm" fo:margin-right="0cm" fo:text-indent="1.27cm" style:auto-text-indent="false" fo:background-color="transparent"/>
      <style:text-properties fo:font-size="14pt" officeooo:rsid="00c7265e" officeooo:paragraph-rsid="00c7265e" style:font-size-asian="14pt" style:font-size-complex="14pt"/>
    </style:style>
    <style:style style:name="P43"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officeooo:paragraph-rsid="0019632d"/>
    </style:style>
    <style:style style:name="P44"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1cm"/>
        </style:tab-stops>
      </style:paragraph-properties>
      <style:text-properties officeooo:paragraph-rsid="0019632d"/>
    </style:style>
    <style:style style:name="P45" style:family="paragraph" style:parent-style-name="Standard">
      <style:paragraph-properties fo:margin-top="0cm" fo:margin-bottom="0.423cm" style:contextual-spacing="false" fo:line-height="100%" fo:text-align="justify" style:justify-single-word="false" fo:orphans="0" fo:widows="0" style:snap-to-layout-grid="false">
        <style:tab-stops>
          <style:tab-stop style:position="12.786cm"/>
        </style:tab-stops>
      </style:paragraph-properties>
      <style:text-properties officeooo:paragraph-rsid="0019632d"/>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322fdb"/>
    </style:style>
    <style:style style:name="P47" style:family="paragraph" style:parent-style-name="Standard">
      <style:paragraph-properties fo:margin-top="0cm" fo:margin-bottom="0cm" style:contextual-spacing="false" fo:line-height="100%" fo:text-align="start" style:justify-single-word="false"/>
      <style:text-properties officeooo:paragraph-rsid="002dd6d8"/>
    </style:style>
    <style:style style:name="P48" style:family="paragraph" style:parent-style-name="List_20_Paragraph">
      <style:paragraph-properties fo:margin-left="1.27cm" fo:margin-right="0cm" fo:text-indent="0cm" style:auto-text-indent="false"/>
      <style:text-properties officeooo:paragraph-rsid="00d4a89e"/>
    </style:style>
    <style:style style:name="P49"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officeooo:paragraph-rsid="00d4a89e"/>
    </style:style>
    <style:style style:name="P50" style:family="paragraph" style:parent-style-name="Text_20_body" style:master-page-name="Converted2">
      <style:paragraph-properties fo:margin-left="0cm" fo:margin-right="0cm" fo:margin-top="0cm" fo:margin-bottom="0.423cm" style:contextual-spacing="false" fo:text-align="center" style:justify-single-word="false" fo:text-indent="0cm" style:auto-text-indent="false" style:page-number="6"/>
      <style:text-properties officeooo:paragraph-rsid="0019632d" style:font-size-complex="14pt"/>
    </style:style>
    <style:style style:name="P51" style:family="paragraph" style:parent-style-name="List_20_Paragraph" style:list-style-name="WWNum3">
      <style:text-properties officeooo:paragraph-rsid="00d947f8"/>
    </style:style>
    <style:style style:name="P52" style:family="paragraph" style:parent-style-name="List_20_Paragraph" style:list-style-name="WWNum3">
      <style:paragraph-properties fo:margin-top="0cm" fo:margin-bottom="0.635cm" style:contextual-spacing="true"/>
      <style:text-properties fo:font-weight="bold" officeooo:paragraph-rsid="0035b0fc" style:font-weight-asian="bold"/>
    </style:style>
    <style:style style:name="P53" style:family="paragraph" style:parent-style-name="List_20_Paragraph" style:list-style-name="WWNum3">
      <style:text-properties fo:font-weight="bold" officeooo:paragraph-rsid="00d4a89e" style:font-weight-asian="bold" style:font-size-complex="14pt"/>
    </style:style>
    <style:style style:name="P54" style:family="paragraph" style:parent-style-name="List_20_Paragraph" style:list-style-name="L2">
      <style:paragraph-properties fo:margin-top="0cm" fo:margin-bottom="0.635cm" style:contextual-spacing="true" fo:text-align="start" style:justify-single-word="false"/>
      <style:text-properties officeooo:rsid="004e6896" officeooo:paragraph-rsid="004e6896"/>
    </style:style>
    <style:style style:name="P55" style:family="paragraph" style:parent-style-name="List_20_Paragraph" style:list-style-name="L2">
      <style:paragraph-properties fo:margin-top="0cm" fo:margin-bottom="0.635cm" style:contextual-spacing="true" fo:text-align="start" style:justify-single-word="false"/>
      <style:text-properties style:font-name="Times New Roman" fo:font-size="14pt" fo:language="ru" fo:country="RU" fo:font-weight="normal" officeooo:rsid="004e6896" officeooo:paragraph-rsid="004e6896" fo:background-color="#ffffff" style:font-size-asian="14pt" style:font-weight-asian="normal" style:font-name-complex="Times New Roman1" style:font-size-complex="14pt" style:font-weight-complex="normal"/>
    </style:style>
    <style:style style:name="P56" style:family="paragraph" style:parent-style-name="List_20_Paragraph" style:list-style-name="L2">
      <style:paragraph-properties fo:margin-top="0cm" fo:margin-bottom="0.199cm" style:contextual-spacing="false" fo:text-align="start" style:justify-single-word="false"/>
      <style:text-properties style:font-name="Times New Roman" fo:font-size="14pt" fo:language="ru" fo:country="RU" fo:font-weight="normal" officeooo:rsid="004e807e" officeooo:paragraph-rsid="004e807e" fo:background-color="#ffffff" style:font-size-asian="14pt" style:font-weight-asian="normal" style:font-name-complex="Times New Roman1" style:font-size-complex="14pt" style:font-weight-complex="normal"/>
    </style:style>
    <style:style style:name="P57" style:family="paragraph" style:parent-style-name="Standard" style:list-style-name="L1">
      <style:paragraph-properties fo:margin-top="0cm" fo:margin-bottom="0cm" style:contextual-spacing="false" fo:line-height="100%" fo:text-align="start" style:justify-single-word="false"/>
      <style:text-properties style:font-name="Times New Roman" fo:font-size="14pt" officeooo:rsid="001e66a3" officeooo:paragraph-rsid="002dd6d8" style:font-size-asian="14pt" style:font-size-complex="14pt"/>
    </style:style>
    <style:style style:name="P58" style:family="paragraph" style:parent-style-name="Standard" style:master-page-name="Converted4">
      <style:paragraph-properties fo:margin-left="0cm" fo:margin-right="0cm" fo:margin-top="0cm" fo:margin-bottom="0cm" style:contextual-spacing="false" fo:line-height="100%" fo:text-align="justify" style:justify-single-word="false" fo:text-indent="1.251cm" style:auto-text-indent="false" style:page-number="auto" fo:break-before="page"/>
      <style:text-properties style:font-name="Times New Roman" fo:font-size="14pt" fo:language="ru" fo:country="RU" fo:font-weight="bold" officeooo:paragraph-rsid="0035b0fc" style:font-size-asian="14pt" style:font-weight-asian="bold" style:font-name-complex="Times New Roman1"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b51a5" style:font-size-asian="14pt" style:font-weight-asian="bold" style:font-name-complex="Times New Roman1" style:font-size-complex="14pt"/>
    </style:style>
    <style:style style:name="P60"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ru" fo:country="RU" officeooo:paragraph-rsid="00d4a89e" style:font-size-asian="14pt" style:font-name-complex="Times New Roman1"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8ca6a" style:font-size-asian="14pt" style:font-name-complex="Times New Roman1"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d3cc8" style:font-size-asian="14pt" style:font-name-complex="Times New Roman1" style:font-size-complex="14pt"/>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34cab" style:font-size-asian="14pt" style:font-name-complex="Times New Roman1" style:font-size-complex="14pt"/>
    </style:style>
    <style:style style:name="P64" style:family="paragraph" style:parent-style-name="Standard" style:list-style-name="L3">
      <style:paragraph-properties fo:margin-top="0cm" fo:margin-bottom="0.494cm" style:contextual-spacing="true" fo:text-align="start" style:justify-single-word="false"/>
      <style:text-properties officeooo:rsid="004eeac8" officeooo:paragraph-rsid="004eeac8"/>
    </style:style>
    <style:style style:name="P65" style:family="paragraph" style:parent-style-name="Standard" style:list-style-name="L3">
      <style:paragraph-properties fo:margin-top="0cm" fo:margin-bottom="0.494cm" style:contextual-spacing="true" fo:text-align="start" style:justify-single-word="false"/>
      <style:text-properties officeooo:rsid="004eeac8" officeooo:paragraph-rsid="00718d8b"/>
    </style:style>
    <style:style style:name="P66" style:family="paragraph" style:parent-style-name="Standard" style:list-style-name="L3">
      <style:paragraph-properties fo:margin-top="0cm" fo:margin-bottom="0.494cm" style:contextual-spacing="true" fo:text-align="start" style:justify-single-word="false"/>
      <style:text-properties officeooo:rsid="0050c8cd" officeooo:paragraph-rsid="0050c8cd"/>
    </style:style>
    <style:style style:name="P67" style:family="paragraph" style:parent-style-name="Standard" style:list-style-name="L3">
      <style:paragraph-properties fo:margin-top="0cm" fo:margin-bottom="0.494cm" style:contextual-spacing="true" fo:text-align="start" style:justify-single-word="false"/>
      <style:text-properties officeooo:rsid="0050c8cd" officeooo:paragraph-rsid="00727078"/>
    </style:style>
    <style:style style:name="P68" style:family="paragraph" style:parent-style-name="Standard" style:list-style-name="L3">
      <style:paragraph-properties fo:margin-top="0cm" fo:margin-bottom="0.494cm" style:contextual-spacing="true" fo:text-align="start" style:justify-single-word="false"/>
      <style:text-properties style:text-line-through-style="none" style:text-line-through-type="none" style:font-name="Times New Roman" fo:font-size="14pt" fo:language="ru" fo:country="RU" fo:font-weight="normal" officeooo:rsid="0053967f" officeooo:paragraph-rsid="0053967f" fo:background-color="#ffffff" style:font-size-asian="14pt" style:font-weight-asian="normal" style:font-name-complex="Times New Roman1" style:font-size-complex="14pt" style:font-weight-complex="normal"/>
    </style:style>
    <style:style style:name="P69"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59b44c" fo:background-color="#ffffff" style:font-size-asian="14pt" style:font-weight-asian="normal" style:font-name-complex="Times New Roman1" style:font-size-complex="14pt" style:font-weight-complex="normal"/>
    </style:style>
    <style:style style:name="P70"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06b6e" fo:background-color="#ffffff" style:font-size-asian="14pt" style:font-weight-asian="normal" style:font-name-complex="Times New Roman1" style:font-size-complex="14pt" style:font-weight-complex="normal"/>
    </style:style>
    <style:style style:name="P71"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b6598" fo:background-color="#ffffff" style:font-size-asian="14pt" style:font-weight-asian="normal" style:font-name-complex="Times New Roman1" style:font-size-complex="14pt" style:font-weight-complex="normal"/>
    </style:style>
    <style:style style:name="P72"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b47e6" officeooo:paragraph-rsid="005b47e6" fo:background-color="#ffffff" style:font-size-asian="14pt" style:font-weight-asian="normal" style:font-name-complex="Times New Roman1" style:font-size-complex="14pt" style:font-weight-complex="normal"/>
    </style:style>
    <style:style style:name="P73"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c8775" officeooo:paragraph-rsid="005c8775" fo:background-color="#ffffff" style:font-size-asian="14pt" style:font-weight-asian="normal" style:font-name-complex="Times New Roman1" style:font-size-complex="14pt" style:font-weight-complex="normal"/>
    </style:style>
    <style:style style:name="P74"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06b6e" fo:background-color="#ffffff" style:font-size-asian="14pt" style:font-weight-asian="normal" style:font-name-complex="Times New Roman1" style:font-size-complex="14pt" style:font-weight-complex="normal"/>
    </style:style>
    <style:style style:name="P75"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b6598" fo:background-color="#ffffff" style:font-size-asian="14pt" style:font-weight-asian="normal" style:font-name-complex="Times New Roman1" style:font-size-complex="14pt" style:font-weight-complex="normal"/>
    </style:style>
    <style:style style:name="P76"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59b44c" fo:background-color="#ffffff" style:font-size-asian="14pt" style:font-weight-asian="normal" style:font-name-complex="Times New Roman1" style:font-size-complex="14pt" style:font-weight-complex="normal"/>
    </style:style>
    <style:style style:name="P77"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06b6e" fo:background-color="#ffffff" style:font-size-asian="14pt" style:font-weight-asian="normal" style:font-name-complex="Times New Roman1" style:font-size-complex="14pt" style:font-weight-complex="normal"/>
    </style:style>
    <style:style style:name="P78"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b6598" fo:background-color="#ffffff" style:font-size-asian="14pt" style:font-weight-asian="normal" style:font-name-complex="Times New Roman1" style:font-size-complex="14pt" style:font-weight-complex="normal"/>
    </style:style>
    <style:style style:name="P79" style:family="paragraph" style:parent-style-name="Standard" style:list-style-name="WWNum3">
      <style:text-properties fo:font-size="14pt" fo:font-weight="bold" style:font-size-asian="14pt" style:font-weight-asian="bold" style:font-size-complex="14pt" style:font-weight-complex="bold"/>
    </style:style>
    <style:style style:name="P80"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officeooo:paragraph-rsid="00d4a89e"/>
    </style:style>
    <style:style style:name="P8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e6b056"/>
    </style:style>
    <style:style style:name="P8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6b056"/>
    </style:style>
    <style:style style:name="P8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6d1ba"/>
    </style:style>
    <style:style style:name="P8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8ca6a"/>
    </style:style>
    <style:style style:name="P8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b51a5"/>
    </style:style>
    <style:style style:name="P8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d3cc8"/>
    </style:style>
    <style:style style:name="P8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23ea6"/>
    </style:style>
    <style:style style:name="P8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34cab"/>
    </style:style>
    <style:style style:name="P89"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officeooo:paragraph-rsid="00d4a89e"/>
    </style:style>
    <style:style style:name="P90" style:family="paragraph" style:parent-style-name="Standard">
      <style:paragraph-properties fo:margin-left="0cm" fo:margin-right="0cm" fo:text-align="justify" style:justify-single-word="false" fo:text-indent="1.251cm" style:auto-text-indent="false"/>
      <style:text-properties officeooo:paragraph-rsid="00e6b056"/>
    </style:style>
    <style:style style:name="P9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d947f8" style:font-weight-asian="normal" style:font-weight-complex="normal"/>
    </style:style>
    <style:style style:name="P9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font-weight="normal" officeooo:paragraph-rsid="00d947f8" style:font-weight-asian="normal" style:font-weight-complex="normal"/>
    </style:style>
    <style:style style:name="P9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e8ca6a" style:font-weight-asian="normal" style:font-weight-complex="normal"/>
    </style:style>
    <style:style style:name="P9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f23ea6" style:font-weight-asian="normal" style:font-weight-complex="normal"/>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text:display="none"/>
    </style:style>
    <style:style style:name="T3"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4" style:family="text">
      <style:text-properties style:font-name="Times New Roman" fo:font-size="14pt" fo:language="ru" fo:country="RU" officeooo:rsid="001b36ab" style:font-name-asian="Times New Roman1" style:font-size-asian="14pt" style:language-asian="ru" style:country-asian="RU" style:font-name-complex="Times New Roman1" style:font-size-complex="14pt"/>
    </style:style>
    <style:style style:name="T5" style:family="text">
      <style:text-properties style:font-name="Times New Roman" fo:font-size="14pt" fo:language="ru" fo:country="RU" officeooo:rsid="001c7876" style:font-name-asian="Times New Roman1" style:font-size-asian="14pt" style:language-asian="ru" style:country-asian="RU" style:font-name-complex="Times New Roman1" style:font-size-complex="14pt"/>
    </style:style>
    <style:style style:name="T6" style:family="text">
      <style:text-properties style:font-name="Times New Roman" fo:font-size="14pt" fo:language="ru" fo:country="RU"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7" style:family="text">
      <style:text-properties style:font-name="Times New Roman" fo:font-size="14pt" fo:language="ru" fo:country="RU" style:text-underline-style="solid" style:text-underline-width="auto" style:text-underline-color="font-color" officeooo:rsid="001c7876" style:font-name-asian="Times New Roman1" style:font-size-asian="14pt" style:language-asian="ru" style:country-asian="RU" style:font-name-complex="Times New Roman1" style:font-size-complex="14pt"/>
    </style:style>
    <style:style style:name="T8" style:family="text">
      <style:text-properties style:font-name="Times New Roman" fo:font-size="14pt" fo:language="ru" fo:country="RU" style:font-size-asian="14pt" style:font-name-complex="Times New Roman1" style:font-size-complex="14pt"/>
    </style:style>
    <style:style style:name="T9" style:family="text">
      <style:text-properties style:font-name="Times New Roman" fo:font-size="14pt" fo:language="ru" fo:country="RU" style:font-size-asian="14pt" style:font-name-complex="Times New Roman1" style:font-size-complex="14pt" text:display="none"/>
    </style:style>
    <style:style style:name="T10" style:family="text">
      <style:text-properties style:font-name="Times New Roman" fo:font-size="14pt" fo:language="ru" fo:country="RU" officeooo:rsid="00d9c565" style:font-size-asian="14pt" style:font-name-complex="Times New Roman1" style:font-size-complex="14pt"/>
    </style:style>
    <style:style style:name="T11" style:family="text">
      <style:text-properties style:font-name="Times New Roman" fo:font-size="14pt" fo:language="ru" fo:country="RU" officeooo:rsid="00dd1aef" style:font-size-asian="14pt" style:font-name-complex="Times New Roman1" style:font-size-complex="14pt"/>
    </style:style>
    <style:style style:name="T12" style:family="text">
      <style:text-properties style:font-name="Times New Roman" fo:font-size="14pt" fo:language="ru" fo:country="RU" officeooo:rsid="00efce81" style:font-size-asian="14pt" style:font-name-complex="Times New Roman1" style:font-size-complex="14pt"/>
    </style:style>
    <style:style style:name="T13" style:family="text">
      <style:text-properties style:font-name="Times New Roman" fo:font-size="14pt" fo:language="ru" fo:country="RU" officeooo:rsid="00f1b02f" style:font-size-asian="14pt" style:font-name-complex="Times New Roman1" style:font-size-complex="14pt"/>
    </style:style>
    <style:style style:name="T14" style:family="text">
      <style:text-properties style:font-name="Times New Roman" fo:font-size="14pt" fo:language="ru" fo:country="RU" fo:background-color="#ffffff" loext:char-shading-value="0" style:font-size-asian="14pt" style:font-name-complex="Times New Roman1" style:font-size-complex="14pt"/>
    </style:style>
    <style:style style:name="T15" style:family="text">
      <style:text-properties style:font-name="Times New Roman" fo:font-size="14pt" fo:language="ru" fo:country="RU" officeooo:rsid="001e66a3" fo:background-color="#ffffff" loext:char-shading-value="0" style:font-size-asian="14pt" style:font-name-complex="Times New Roman1" style:font-size-complex="14pt"/>
    </style:style>
    <style:style style:name="T16" style:family="text">
      <style:text-properties style:font-name="Times New Roman" fo:font-size="14pt" fo:language="ru" fo:country="RU" officeooo:rsid="00d7a1a5" fo:background-color="#ffffff" loext:char-shading-value="0" style:font-size-asian="14pt" style:font-name-complex="Times New Roman1" style:font-size-complex="14pt"/>
    </style:style>
    <style:style style:name="T17" style:family="text">
      <style:text-properties style:font-name="Times New Roman" fo:font-size="14pt" fo:language="ru" fo:country="RU" officeooo:rsid="00de133d" fo:background-color="#ffffff" loext:char-shading-value="0" style:font-size-asian="14pt" style:font-name-complex="Times New Roman1" style:font-size-complex="14pt"/>
    </style:style>
    <style:style style:name="T18" style:family="text">
      <style:text-properties style:font-name="Times New Roman" fo:font-size="14pt" fo:language="ru" fo:country="RU" officeooo:rsid="00e0b975" fo:background-color="#ffffff" loext:char-shading-value="0" style:font-size-asian="14pt" style:font-name-complex="Times New Roman1" style:font-size-complex="14pt"/>
    </style:style>
    <style:style style:name="T19" style:family="text">
      <style:text-properties style:font-name="Times New Roman" fo:font-size="14pt" fo:language="ru" fo:country="RU" officeooo:rsid="00e1397e" fo:background-color="#ffffff" loext:char-shading-value="0" style:font-size-asian="14pt" style:font-name-complex="Times New Roman1" style:font-size-complex="14pt"/>
    </style:style>
    <style:style style:name="T20" style:family="text">
      <style:text-properties style:font-name="Times New Roman" fo:font-size="14pt" fo:language="ru" fo:country="RU" officeooo:rsid="00e2f5b5" fo:background-color="#ffffff" loext:char-shading-value="0" style:font-size-asian="14pt" style:font-name-complex="Times New Roman1" style:font-size-complex="14pt"/>
    </style:style>
    <style:style style:name="T21" style:family="text">
      <style:text-properties style:font-name="Times New Roman" fo:font-size="14pt" fo:language="ru" fo:country="RU" officeooo:rsid="00e3caeb" fo:background-color="#ffffff" loext:char-shading-value="0" style:font-size-asian="14pt" style:font-name-complex="Times New Roman1" style:font-size-complex="14pt"/>
    </style:style>
    <style:style style:name="T22" style:family="text">
      <style:text-properties style:font-name="Times New Roman" fo:font-size="14pt" fo:language="ru" fo:country="RU" officeooo:rsid="00e4a5b0" fo:background-color="#ffffff" loext:char-shading-value="0" style:font-size-asian="14pt" style:font-name-complex="Times New Roman1" style:font-size-complex="14pt"/>
    </style:style>
    <style:style style:name="T23" style:family="text">
      <style:text-properties style:font-name="Times New Roman" fo:font-size="14pt" fo:language="ru" fo:country="RU" officeooo:rsid="00e5f6a6" fo:background-color="#ffffff" loext:char-shading-value="0" style:font-size-asian="14pt" style:font-name-complex="Times New Roman1" style:font-size-complex="14pt"/>
    </style:style>
    <style:style style:name="T24" style:family="text">
      <style:text-properties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25" style:family="text">
      <style:text-properties style:font-name="Times New Roman" fo:font-size="14pt" fo:language="ru" fo:country="RU" fo:font-weight="normal" officeooo:rsid="00372852" fo:background-color="#ffffff" loext:char-shading-value="0" style:font-size-asian="14pt" style:font-weight-asian="normal" style:font-name-complex="Times New Roman1" style:font-size-complex="14pt" style:font-weight-complex="normal"/>
    </style:style>
    <style:style style:name="T26" style:family="text">
      <style:text-properties style:font-name="Times New Roman" fo:font-size="14pt" fo:language="ru" fo:country="RU" fo:font-weight="normal" officeooo:rsid="004e807e" fo:background-color="#ffffff" loext:char-shading-value="0" style:font-size-asian="14pt" style:font-weight-asian="normal" style:font-name-complex="Times New Roman1" style:font-size-complex="14pt" style:font-weight-complex="normal"/>
    </style:style>
    <style:style style:name="T27" style:family="text">
      <style:text-properties style:font-name="Times New Roman" fo:font-size="14pt" fo:language="ru" fo:country="RU" fo:font-weight="normal" officeooo:rsid="00718d8b" fo:background-color="#ffffff" loext:char-shading-value="0" style:font-size-asian="14pt" style:font-weight-asian="normal" style:font-name-complex="Times New Roman1" style:font-size-complex="14pt" style:font-weight-complex="normal"/>
    </style:style>
    <style:style style:name="T28" style:family="text">
      <style:text-properties style:font-name="Times New Roman" fo:font-size="14pt" fo:language="ru" fo:country="RU" style:text-underline-style="none" fo:font-weight="normal" officeooo:rsid="004b5ffd" fo:background-color="#ffffff" loext:char-shading-value="0" style:font-name-asian="Calibri1" style:font-size-asian="14pt" style:font-weight-asian="normal" style:font-name-complex="Times New Roman1" style:font-size-complex="14pt" style:font-weight-complex="normal"/>
    </style:style>
    <style:style style:name="T29" style:family="text">
      <style:text-properties style:font-name="Times New Roman" fo:font-size="14pt" fo:language="ru" fo:country="RU" fo:font-weight="bold" fo:background-color="#ffffff" loext:char-shading-value="0" style:font-size-asian="14pt" style:font-weight-asian="bold" style:font-name-complex="Times New Roman1" style:font-size-complex="14pt"/>
    </style:style>
    <style:style style:name="T30" style:family="text">
      <style:text-properties style:font-name="Times New Roman" fo:font-size="14pt" fo:language="ru" fo:country="RU" fo:font-weight="bold" style:font-size-asian="14pt" style:font-weight-asian="bold" style:font-name-complex="Times New Roman1" style:font-size-complex="14pt"/>
    </style:style>
    <style:style style:name="T31" style:family="text">
      <style:text-properties style:font-name="Times New Roman" fo:font-size="14pt" fo:letter-spacing="-0.011cm" fo:language="ru" fo:country="RU" style:font-name-asian="Times New Roman1" style:font-size-asian="14pt" style:language-asian="ru" style:country-asian="RU" style:font-name-complex="Times New Roman1" style:font-size-complex="14pt"/>
    </style:style>
    <style:style style:name="T32" style:family="text">
      <style:text-properties style:font-name="Times New Roman" fo:font-size="14pt" fo:letter-spacing="-0.007cm" fo:language="ru" fo:country="RU" style:font-name-asian="Times New Roman1" style:font-size-asian="14pt" style:language-asian="ru" style:country-asian="RU" style:font-name-complex="Times New Roman1" style:font-size-complex="14pt"/>
    </style:style>
    <style:style style:name="T33" style:family="text">
      <style:text-properties style:font-name="Times New Roman" fo:font-size="14pt" fo:letter-spacing="-0.018cm" fo:language="ru" fo:country="RU" style:font-name-asian="Times New Roman1" style:font-size-asian="14pt" style:language-asian="ru" style:country-asian="RU" style:font-name-complex="Times New Roman1" style:font-size-complex="14pt"/>
    </style:style>
    <style:style style:name="T34" style:family="text">
      <style:text-properties style:font-name="Times New Roman" fo:font-size="14pt" fo:background-color="#ffffff" loext:char-shading-value="0" style:font-size-asian="14pt" style:font-name-complex="Times New Roman1" style:font-size-complex="14pt"/>
    </style:style>
    <style:style style:name="T35" style:family="text">
      <style:text-properties style:font-name="Times New Roman" fo:font-size="14pt" officeooo:rsid="001e66a3" fo:background-color="#ffffff" loext:char-shading-value="0" style:font-size-asian="14pt" style:font-name-complex="Times New Roman1" style:font-size-complex="14pt"/>
    </style:style>
    <style:style style:name="T36" style:family="text">
      <style:text-properties style:font-name="Times New Roman" fo:font-size="14pt" fo:language="en" fo:country="US" fo:font-weight="normal" fo:background-color="#ffffff" loext:char-shading-value="0" style:font-size-asian="14pt" style:font-weight-asian="normal" style:font-name-complex="Times New Roman1" style:font-size-complex="14pt" style:font-weight-complex="normal"/>
    </style:style>
    <style:style style:name="T37" style:family="text">
      <style:text-properties style:font-name="Times New Roman" fo:font-size="14pt" fo:language="en" fo:country="US" officeooo:rsid="00d7a1a5" fo:background-color="#ffffff" loext:char-shading-value="0" style:font-size-asian="14pt" style:font-name-complex="Times New Roman1" style:font-size-complex="14pt"/>
    </style:style>
    <style:style style:name="T38" style:family="text">
      <style:text-properties style:font-name="Times New Roman" fo:font-size="14pt" fo:language="en" fo:country="US" officeooo:rsid="00d9c565" style:font-size-asian="14pt" style:font-name-complex="Times New Roman1" style:font-size-complex="14pt"/>
    </style:style>
    <style:style style:name="T39" style:family="text">
      <style:text-properties style:font-name="Times New Roman" fo:language="ru" fo:country="RU" style:font-name-complex="Times New Roman1"/>
    </style:style>
    <style:style style:name="T40" style:family="text">
      <style:text-properties style:font-name="Times New Roman" fo:language="ru" fo:country="RU" officeooo:rsid="0081cc03" style:font-name-complex="Times New Roman1"/>
    </style:style>
    <style:style style:name="T41" style:family="text">
      <style:text-properties style:font-name="Times New Roman" fo:language="ru" fo:country="RU" officeooo:rsid="0082b6e7" style:font-name-complex="Times New Roman1"/>
    </style:style>
    <style:style style:name="T42" style:family="text">
      <style:text-properties style:font-name="Times New Roman" fo:language="ru" fo:country="RU" officeooo:rsid="0084f936" style:font-name-complex="Times New Roman1"/>
    </style:style>
    <style:style style:name="T43" style:family="text">
      <style:text-properties style:font-name="Times New Roman" fo:language="ru" fo:country="RU" officeooo:rsid="0086a6e6" style:font-name-complex="Times New Roman1"/>
    </style:style>
    <style:style style:name="T44" style:family="text">
      <style:text-properties style:font-name="Times New Roman" fo:language="ru" fo:country="RU" officeooo:rsid="00883612" style:font-name-complex="Times New Roman1"/>
    </style:style>
    <style:style style:name="T45" style:family="text">
      <style:text-properties style:font-name="Times New Roman" fo:language="ru" fo:country="RU" officeooo:rsid="0088ab49" style:font-name-complex="Times New Roman1"/>
    </style:style>
    <style:style style:name="T46" style:family="text">
      <style:text-properties style:font-name="Times New Roman" fo:language="ru" fo:country="RU" officeooo:rsid="0088d6b0" style:font-name-complex="Times New Roman1"/>
    </style:style>
    <style:style style:name="T47" style:family="text">
      <style:text-properties style:font-name="Times New Roman" fo:language="ru" fo:country="RU" officeooo:rsid="0089693c" style:font-name-complex="Times New Roman1"/>
    </style:style>
    <style:style style:name="T48" style:family="text">
      <style:text-properties style:font-name="Times New Roman" fo:language="ru" fo:country="RU" officeooo:rsid="008a4f60" style:font-name-complex="Times New Roman1"/>
    </style:style>
    <style:style style:name="T49" style:family="text">
      <style:text-properties style:font-name="Times New Roman" fo:language="ru" fo:country="RU" officeooo:rsid="008aa38a" style:font-name-complex="Times New Roman1"/>
    </style:style>
    <style:style style:name="T50" style:family="text">
      <style:text-properties style:font-name="Times New Roman" fo:language="ru" fo:country="RU" officeooo:rsid="008ceeeb" style:font-name-complex="Times New Roman1"/>
    </style:style>
    <style:style style:name="T51" style:family="text">
      <style:text-properties style:font-name="Times New Roman" fo:language="ru" fo:country="RU" officeooo:rsid="008e6ebe" style:font-name-complex="Times New Roman1"/>
    </style:style>
    <style:style style:name="T52" style:family="text">
      <style:text-properties style:font-name="Times New Roman" fo:language="ru" fo:country="RU" officeooo:rsid="008e9d4f" style:font-name-complex="Times New Roman1"/>
    </style:style>
    <style:style style:name="T53" style:family="text">
      <style:text-properties style:font-name="Times New Roman" fo:language="ru" fo:country="RU" officeooo:rsid="0092337e" style:font-name-complex="Times New Roman1"/>
    </style:style>
    <style:style style:name="T54" style:family="text">
      <style:text-properties style:font-name="Times New Roman" fo:language="ru" fo:country="RU" officeooo:rsid="00923f70" style:font-name-complex="Times New Roman1"/>
    </style:style>
    <style:style style:name="T55" style:family="text">
      <style:text-properties style:font-name="Times New Roman" fo:language="ru" fo:country="RU" officeooo:rsid="00934ddf" style:font-name-complex="Times New Roman1"/>
    </style:style>
    <style:style style:name="T56" style:family="text">
      <style:text-properties style:font-name="Times New Roman" fo:language="ru" fo:country="RU" officeooo:rsid="0094fd36" style:font-name-complex="Times New Roman1"/>
    </style:style>
    <style:style style:name="T57" style:family="text">
      <style:text-properties style:font-name="Times New Roman" fo:language="ru" fo:country="RU" officeooo:rsid="0096765a" style:font-name-complex="Times New Roman1"/>
    </style:style>
    <style:style style:name="T58" style:family="text">
      <style:text-properties style:font-name="Times New Roman" fo:language="ru" fo:country="RU" officeooo:rsid="009f831c" style:font-name-complex="Times New Roman1"/>
    </style:style>
    <style:style style:name="T59" style:family="text">
      <style:text-properties style:font-name="Times New Roman" fo:language="ru" fo:country="RU" officeooo:rsid="00a1c155" style:font-name-complex="Times New Roman1"/>
    </style:style>
    <style:style style:name="T60" style:family="text">
      <style:text-properties style:font-name="Times New Roman" fo:language="ru" fo:country="RU" officeooo:rsid="00a3c09f" style:font-name-complex="Times New Roman1"/>
    </style:style>
    <style:style style:name="T61" style:family="text">
      <style:text-properties style:font-name="Times New Roman" fo:language="ru" fo:country="RU" officeooo:rsid="00a55d6b" style:font-name-complex="Times New Roman1"/>
    </style:style>
    <style:style style:name="T62" style:family="text">
      <style:text-properties style:font-name="Times New Roman" fo:language="ru" fo:country="RU" officeooo:rsid="00a93b65" style:font-name-complex="Times New Roman1"/>
    </style:style>
    <style:style style:name="T63" style:family="text">
      <style:text-properties style:font-name="Times New Roman" fo:language="ru" fo:country="RU" officeooo:rsid="00abc3b7" style:font-name-complex="Times New Roman1"/>
    </style:style>
    <style:style style:name="T64" style:family="text">
      <style:text-properties style:font-name="Times New Roman" fo:language="ru" fo:country="RU" officeooo:rsid="00ad24b4" style:font-name-complex="Times New Roman1"/>
    </style:style>
    <style:style style:name="T65" style:family="text">
      <style:text-properties style:font-name="Times New Roman" fo:language="ru" fo:country="RU" officeooo:rsid="00ad273c" style:font-name-complex="Times New Roman1"/>
    </style:style>
    <style:style style:name="T66" style:family="text">
      <style:text-properties style:font-name="Times New Roman" fo:language="ru" fo:country="RU" officeooo:rsid="00af20aa" style:font-name-complex="Times New Roman1"/>
    </style:style>
    <style:style style:name="T67" style:family="text">
      <style:text-properties style:font-name="Times New Roman" fo:language="ru" fo:country="RU" officeooo:rsid="00b0f2c8" style:font-name-complex="Times New Roman1"/>
    </style:style>
    <style:style style:name="T68" style:family="text">
      <style:text-properties style:font-name="Times New Roman" fo:language="ru" fo:country="RU" officeooo:rsid="00b2cd05" style:font-name-complex="Times New Roman1"/>
    </style:style>
    <style:style style:name="T69" style:family="text">
      <style:text-properties style:font-name="Times New Roman" fo:language="ru" fo:country="RU" officeooo:rsid="00b4b151" style:font-name-complex="Times New Roman1"/>
    </style:style>
    <style:style style:name="T70" style:family="text">
      <style:text-properties style:font-name="Times New Roman" fo:language="ru" fo:country="RU" officeooo:rsid="00b72f7d" style:font-name-complex="Times New Roman1"/>
    </style:style>
    <style:style style:name="T71" style:family="text">
      <style:text-properties style:font-name="Times New Roman" fo:language="ru" fo:country="RU" officeooo:rsid="00b8ad3b" style:font-name-complex="Times New Roman1"/>
    </style:style>
    <style:style style:name="T72" style:family="text">
      <style:text-properties style:font-name="Times New Roman" fo:language="ru" fo:country="RU" officeooo:rsid="00ba8640" style:font-name-complex="Times New Roman1"/>
    </style:style>
    <style:style style:name="T73" style:family="text">
      <style:text-properties style:font-name="Times New Roman" fo:language="ru" fo:country="RU" officeooo:rsid="00bbde88" style:font-name-complex="Times New Roman1"/>
    </style:style>
    <style:style style:name="T74" style:family="text">
      <style:text-properties style:font-name="Times New Roman" fo:language="ru" fo:country="RU" officeooo:rsid="00bd3a1e" style:font-name-complex="Times New Roman1"/>
    </style:style>
    <style:style style:name="T75" style:family="text">
      <style:text-properties style:font-name="Times New Roman" fo:language="ru" fo:country="RU" officeooo:rsid="00be5a98" style:font-name-complex="Times New Roman1"/>
    </style:style>
    <style:style style:name="T76" style:family="text">
      <style:text-properties style:font-name="Times New Roman" fo:language="ru" fo:country="RU" officeooo:rsid="00bed9dc" style:font-name-complex="Times New Roman1"/>
    </style:style>
    <style:style style:name="T77" style:family="text">
      <style:text-properties style:font-name="Times New Roman" fo:language="ru" fo:country="RU" officeooo:rsid="00c02bb8" style:font-name-complex="Times New Roman1"/>
    </style:style>
    <style:style style:name="T78" style:family="text">
      <style:text-properties style:font-name="Times New Roman" fo:language="ru" fo:country="RU" officeooo:rsid="00c144b5" style:font-name-complex="Times New Roman1"/>
    </style:style>
    <style:style style:name="T79" style:family="text">
      <style:text-properties style:font-name="Times New Roman" fo:language="ru" fo:country="RU" officeooo:rsid="00c848ec" style:font-name-complex="Times New Roman1"/>
    </style:style>
    <style:style style:name="T80" style:family="text">
      <style:text-properties style:font-name="Times New Roman" fo:language="ru" fo:country="RU" officeooo:rsid="00c8d948" style:font-name-complex="Times New Roman1"/>
    </style:style>
    <style:style style:name="T81" style:family="text">
      <style:text-properties style:font-name="Times New Roman" fo:language="en" fo:country="US" officeooo:rsid="008aa38a" style:font-name-complex="Times New Roman1"/>
    </style:style>
    <style:style style:name="T82" style:family="text">
      <style:text-properties style:font-name="Times New Roman" fo:language="en" fo:country="US" officeooo:rsid="0092337e" style:font-name-complex="Times New Roman1"/>
    </style:style>
    <style:style style:name="T83" style:family="text">
      <style:text-properties style:font-name="Times New Roman" fo:language="en" fo:country="US" officeooo:rsid="0094fd36" style:font-name-complex="Times New Roman1"/>
    </style:style>
    <style:style style:name="T84" style:family="text">
      <style:text-properties style:font-name="Times New Roman" fo:language="en" fo:country="US" officeooo:rsid="009f831c" style:font-name-complex="Times New Roman1"/>
    </style:style>
    <style:style style:name="T85" style:family="text">
      <style:text-properties style:font-name="Times New Roman" fo:language="en" fo:country="US" officeooo:rsid="009f95d0" style:font-name-complex="Times New Roman1"/>
    </style:style>
    <style:style style:name="T86" style:family="text">
      <style:text-properties style:font-name="Times New Roman" fo:language="en" fo:country="US" officeooo:rsid="00b0f2c8" style:font-name-complex="Times New Roman1"/>
    </style:style>
    <style:style style:name="T87" style:family="text">
      <style:text-properties style:font-size-complex="14pt"/>
    </style:style>
    <style:style style:name="T88" style:family="text">
      <style:text-properties style:font-size-complex="14pt" text:display="none"/>
    </style:style>
    <style:style style:name="T89" style:family="text">
      <style:text-properties officeooo:rsid="00212a50" style:font-size-complex="14pt"/>
    </style:style>
    <style:style style:name="T90" style:family="text">
      <style:text-properties fo:letter-spacing="0.023cm" style:font-size-complex="14pt"/>
    </style:style>
    <style:style style:name="T91" style:family="text">
      <style:text-properties style:text-underline-style="solid" style:text-underline-width="auto" style:text-underline-color="font-color" style:font-size-complex="14pt"/>
    </style:style>
    <style:style style:name="T92" style:family="text">
      <style:text-properties fo:letter-spacing="-0.002cm" style:text-underline-style="solid" style:text-underline-width="auto" style:text-underline-color="font-color" style:font-size-complex="14pt"/>
    </style:style>
    <style:style style:name="T93" style:family="text">
      <style:text-properties fo:letter-spacing="-0.019cm" style:text-underline-style="solid" style:text-underline-width="auto" style:text-underline-color="font-color" style:font-size-complex="14pt"/>
    </style:style>
    <style:style style:name="T94" style:family="text">
      <style:text-properties fo:letter-spacing="-0.009cm" style:text-underline-style="solid" style:text-underline-width="auto" style:text-underline-color="font-color" style:font-size-complex="14pt"/>
    </style:style>
    <style:style style:name="T95" style:family="text">
      <style:text-properties fo:letter-spacing="-0.007cm" style:font-size-complex="14pt"/>
    </style:style>
    <style:style style:name="T96" style:family="text">
      <style:text-properties style:font-name="Calibri" fo:font-size="11pt" style:font-name-asian="Calibri1" style:font-size-asian="11pt" style:language-asian="en" style:country-asian="US" style:font-size-complex="14pt"/>
    </style:style>
    <style:style style:name="T97" style:family="text">
      <style:text-properties style:font-name="Calibri" fo:font-size="11pt" style:text-underline-style="solid" style:text-underline-width="auto" style:text-underline-color="font-color" style:font-name-asian="Calibri1" style:font-size-asian="11pt" style:language-asian="en" style:country-asian="US" style:font-size-complex="14pt"/>
    </style:style>
    <style:style style:name="T98" style:family="text">
      <style:text-properties officeooo:rsid="00212a50"/>
    </style:style>
    <style:style style:name="T99" style:family="text">
      <style:text-properties officeooo:rsid="00212d0b"/>
    </style:style>
    <style:style style:name="T100" style:family="text">
      <style:text-properties officeooo:rsid="002195f0"/>
    </style:style>
    <style:style style:name="T101" style:family="text">
      <style:text-properties officeooo:rsid="002332da"/>
    </style:style>
    <style:style style:name="T102" style:family="text">
      <style:text-properties officeooo:rsid="00245bc4"/>
    </style:style>
    <style:style style:name="T103" style:family="text">
      <style:text-properties officeooo:rsid="00251999"/>
    </style:style>
    <style:style style:name="T104" style:family="text">
      <style:text-properties officeooo:rsid="002565d3"/>
    </style:style>
    <style:style style:name="T105" style:family="text">
      <style:text-properties officeooo:rsid="002675de"/>
    </style:style>
    <style:style style:name="T106" style:family="text">
      <style:text-properties officeooo:rsid="002699a6"/>
    </style:style>
    <style:style style:name="T107" style:family="text">
      <style:text-properties officeooo:rsid="0026d8c6"/>
    </style:style>
    <style:style style:name="T108" style:family="text">
      <style:text-properties officeooo:rsid="0028aab9"/>
    </style:style>
    <style:style style:name="T109" style:family="text">
      <style:text-properties officeooo:rsid="002ae773"/>
    </style:style>
    <style:style style:name="T110" style:family="text">
      <style:text-properties fo:color="#000000" loext:opacity="100%" style:font-name-asian="Arial Unicode MS" style:language-asian="ru" style:country-asian="RU" style:font-name-complex="Arial Unicode MS"/>
    </style:style>
    <style:style style:name="T111" style:family="text">
      <style:text-properties fo:color="#000000" loext:opacity="100%" officeooo:rsid="002e182b" style:font-name-asian="Arial Unicode MS" style:language-asian="ru" style:country-asian="RU" style:font-name-complex="Arial Unicode MS"/>
    </style:style>
    <style:style style:name="T112"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style>
    <style:style style:name="T113"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style>
    <style:style style:name="T114" style:family="text">
      <style:text-properties fo:color="#000000" loext:opacity="100%" style:font-name="Times New Roman" fo:font-size="14pt" fo:language="ru" fo:country="RU" fo:font-weight="bold" officeooo:rsid="00ebda97" fo:background-color="#ffffff" loext:char-shading-value="0" style:font-size-asian="14pt" style:font-weight-asian="bold" style:font-name-complex="Times New Roman1" style:font-size-complex="14pt"/>
    </style:style>
    <style:style style:name="T115" style:family="text">
      <style:text-properties fo:color="#000000" loext:opacity="100%"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116" style:family="text">
      <style:text-properties fo:color="#000000" loext:opacity="100%" style:font-name="Times New Roman" fo:font-size="14pt" fo:language="ru" fo:country="RU" fo:font-weight="normal" officeooo:rsid="00e6b056" fo:background-color="#ffffff" loext:char-shading-value="0" style:font-size-asian="14pt" style:font-weight-asian="normal" style:font-name-complex="Times New Roman1" style:font-size-complex="14pt" style:font-weight-complex="normal"/>
    </style:style>
    <style:style style:name="T117" style:family="text">
      <style:text-properties fo:color="#000000" loext:opacity="100%" style:font-name="Times New Roman" fo:font-size="14pt" fo:language="ru" fo:country="RU" fo:background-color="#ffffff" loext:char-shading-value="0" style:font-size-asian="14pt" style:font-name-complex="Times New Roman1" style:font-size-complex="14pt"/>
    </style:style>
    <style:style style:name="T118" style:family="text">
      <style:text-properties fo:color="#000000" loext:opacity="100%" style:font-name="Times New Roman" fo:font-size="14pt" fo:language="ru" fo:country="RU" officeooo:rsid="00e94642" fo:background-color="#ffffff" loext:char-shading-value="0" style:font-size-asian="14pt" style:font-name-complex="Times New Roman1" style:font-size-complex="14pt"/>
    </style:style>
    <style:style style:name="T119" style:family="text">
      <style:text-properties fo:color="#000000" loext:opacity="100%" style:font-name="Times New Roman" fo:font-size="14pt" fo:language="ru" fo:country="RU" officeooo:rsid="00e9fece" fo:background-color="#ffffff" loext:char-shading-value="0" style:font-size-asian="14pt" style:font-name-complex="Times New Roman1" style:font-size-complex="14pt"/>
    </style:style>
    <style:style style:name="T120" style:family="text">
      <style:text-properties fo:color="#000000" loext:opacity="100%" style:font-name="Times New Roman" fo:font-size="14pt" fo:language="ru" fo:country="RU" officeooo:rsid="00ea433a" fo:background-color="#ffffff" loext:char-shading-value="0" style:font-size-asian="14pt" style:font-name-complex="Times New Roman1" style:font-size-complex="14pt"/>
    </style:style>
    <style:style style:name="T121" style:family="text">
      <style:text-properties fo:color="#000000" loext:opacity="100%" style:font-name="Times New Roman" fo:font-size="14pt" fo:language="ru" fo:country="RU" officeooo:rsid="00eb51a5" fo:background-color="#ffffff" loext:char-shading-value="0" style:font-size-asian="14pt" style:font-name-complex="Times New Roman1" style:font-size-complex="14pt"/>
    </style:style>
    <style:style style:name="T122" style:family="text">
      <style:text-properties fo:color="#000000" loext:opacity="100%" style:font-name="Times New Roman" fo:font-size="14pt" fo:language="ru" fo:country="RU" officeooo:rsid="00ebda97" fo:background-color="#ffffff" loext:char-shading-value="0" style:font-size-asian="14pt" style:font-name-complex="Times New Roman1" style:font-size-complex="14pt"/>
    </style:style>
    <style:style style:name="T123" style:family="text">
      <style:text-properties fo:color="#000000" loext:opacity="100%" style:font-name="Times New Roman" fo:font-size="14pt" fo:language="ru" fo:country="RU" officeooo:rsid="00ecf841" fo:background-color="#ffffff" loext:char-shading-value="0" style:font-size-asian="14pt" style:font-name-complex="Times New Roman1" style:font-size-complex="14pt"/>
    </style:style>
    <style:style style:name="T124" style:family="text">
      <style:text-properties fo:color="#000000" loext:opacity="100%" style:font-name="Times New Roman" fo:font-size="14pt" fo:language="en" fo:country="US" officeooo:rsid="00eb51a5" fo:background-color="#ffffff" loext:char-shading-value="0" style:font-size-asian="14pt" style:font-name-complex="Times New Roman1" style:font-size-complex="14pt"/>
    </style:style>
    <style:style style:name="T125" style:family="text">
      <style:text-properties fo:color="#000000" loext:opacity="100%" style:font-name="Times New Roman" fo:font-size="14pt" fo:language="en" fo:country="GB" officeooo:rsid="00ebda97" fo:background-color="#ffffff" loext:char-shading-value="0" style:font-size-asian="14pt" style:font-name-complex="Times New Roman1" style:font-size-complex="14pt"/>
    </style:style>
    <style:style style:name="T126" style:family="text">
      <style:text-properties officeooo:rsid="0037914d"/>
    </style:style>
    <style:style style:name="T127" style:family="text">
      <style:text-properties officeooo:rsid="00391487"/>
    </style:style>
    <style:style style:name="T128" style:family="text">
      <style:text-properties officeooo:rsid="003944f3"/>
    </style:style>
    <style:style style:name="T129" style:family="text">
      <style:text-properties officeooo:rsid="003b0d0d"/>
    </style:style>
    <style:style style:name="T130" style:family="text">
      <style:text-properties officeooo:rsid="003cf9df"/>
    </style:style>
    <style:style style:name="T131" style:family="text">
      <style:text-properties officeooo:rsid="003eb91b"/>
    </style:style>
    <style:style style:name="T132" style:family="text">
      <style:text-properties officeooo:rsid="003fec21"/>
    </style:style>
    <style:style style:name="T133" style:family="text">
      <style:text-properties fo:language="en" fo:country="US" officeooo:rsid="00408399"/>
    </style:style>
    <style:style style:name="T134" style:family="text">
      <style:text-properties fo:language="en" fo:country="US" officeooo:rsid="004222bf"/>
    </style:style>
    <style:style style:name="T135" style:family="text">
      <style:text-properties fo:language="en" fo:country="US" officeooo:rsid="0042f044"/>
    </style:style>
    <style:style style:name="T136" style:family="text">
      <style:text-properties fo:language="en" fo:country="US" officeooo:rsid="0045605a"/>
    </style:style>
    <style:style style:name="T137" style:family="text">
      <style:text-properties fo:language="en" fo:country="US" officeooo:rsid="0045a547"/>
    </style:style>
    <style:style style:name="T138" style:family="text">
      <style:text-properties fo:language="en" fo:country="US" officeooo:rsid="0048131a"/>
    </style:style>
    <style:style style:name="T139" style:family="text">
      <style:text-properties fo:language="en" fo:country="US" officeooo:rsid="004b5ffd"/>
    </style:style>
    <style:style style:name="T140" style:family="text">
      <style:text-properties officeooo:rsid="0045f192"/>
    </style:style>
    <style:style style:name="T141" style:family="text">
      <style:text-properties officeooo:rsid="0048131a"/>
    </style:style>
    <style:style style:name="T142" style:family="text">
      <style:text-properties officeooo:rsid="004a03b6"/>
    </style:style>
    <style:style style:name="T143" style:family="text">
      <style:text-properties officeooo:rsid="004a4fe4"/>
    </style:style>
    <style:style style:name="T144" style:family="text">
      <style:text-properties officeooo:rsid="004b5ffd"/>
    </style:style>
    <style:style style:name="T145" style:family="text">
      <style:text-properties officeooo:rsid="004eeac8"/>
    </style:style>
    <style:style style:name="T146" style:family="text">
      <style:text-properties style:text-line-through-style="none" style:text-line-through-type="none" style:font-name="Times New Roman" fo:font-size="14pt" fo:language="ru" fo:country="RU" fo:font-weight="normal" officeooo:rsid="0052e3ac" fo:background-color="#ffffff" loext:char-shading-value="0" style:font-size-asian="14pt" style:font-weight-asian="normal" style:font-name-complex="Times New Roman1" style:font-size-complex="14pt" style:font-weight-complex="normal"/>
    </style:style>
    <style:style style:name="T147" style:family="text">
      <style:text-properties style:text-line-through-style="none" style:text-line-through-type="none" style:font-name="Times New Roman" fo:font-size="14pt" fo:language="ru" fo:country="RU" fo:font-weight="normal" officeooo:rsid="00745dbb" fo:background-color="#ffffff" loext:char-shading-value="0" style:font-size-asian="14pt" style:font-weight-asian="normal" style:font-name-complex="Times New Roman1" style:font-size-complex="14pt" style:font-weight-complex="normal"/>
    </style:style>
    <style:style style:name="T148" style:family="text">
      <style:text-properties style:text-line-through-style="none" style:text-line-through-type="none" style:font-name="Times New Roman" fo:font-size="14pt" fo:language="ru" fo:country="RU" fo:font-weight="normal" officeooo:rsid="0075a170" fo:background-color="#ffffff" loext:char-shading-value="0" style:font-size-asian="14pt" style:font-weight-asian="normal" style:font-name-complex="Times New Roman1" style:font-size-complex="14pt" style:font-weight-complex="normal"/>
    </style:style>
    <style:style style:name="T149" style:family="text">
      <style:text-properties style:text-line-through-style="none" style:text-line-through-type="none" style:font-name="Times New Roman" fo:font-size="14pt" fo:language="ru" fo:country="RU" fo:font-weight="normal" officeooo:rsid="0075f751" fo:background-color="#ffffff" loext:char-shading-value="0" style:font-size-asian="14pt" style:font-weight-asian="normal" style:font-name-complex="Times New Roman1" style:font-size-complex="14pt" style:font-weight-complex="normal"/>
    </style:style>
    <style:style style:name="T150" style:family="text">
      <style:text-properties style:text-line-through-style="none" style:text-line-through-type="none" style:font-name="Times New Roman" fo:font-size="14pt" fo:language="ru" fo:country="RU" fo:font-weight="normal" officeooo:rsid="00777810" fo:background-color="#ffffff" loext:char-shading-value="0" style:font-size-asian="14pt" style:font-weight-asian="normal" style:font-name-complex="Times New Roman1" style:font-size-complex="14pt" style:font-weight-complex="normal"/>
    </style:style>
    <style:style style:name="T151" style:family="text">
      <style:text-properties style:text-line-through-style="none" style:text-line-through-type="none" style:font-name="Times New Roman" fo:font-size="14pt" fo:language="ru" fo:country="RU" fo:font-weight="normal" officeooo:rsid="0077a36b" fo:background-color="#ffffff" loext:char-shading-value="0" style:font-size-asian="14pt" style:font-weight-asian="normal" style:font-name-complex="Times New Roman1" style:font-size-complex="14pt" style:font-weight-complex="normal"/>
    </style:style>
    <style:style style:name="T152" style:family="text">
      <style:text-properties style:text-line-through-style="none" style:text-line-through-type="none" style:font-name="Times New Roman" fo:font-size="14pt" fo:language="ru" fo:country="RU" fo:font-weight="normal" officeooo:rsid="007b0b59" fo:background-color="#ffffff" loext:char-shading-value="0" style:font-size-asian="14pt" style:font-weight-asian="normal" style:font-name-complex="Times New Roman1" style:font-size-complex="14pt" style:font-weight-complex="normal"/>
    </style:style>
    <style:style style:name="T153" style:family="text">
      <style:text-properties style:text-line-through-style="none" style:text-line-through-type="none" style:font-name="Times New Roman" fo:font-size="14pt" fo:language="ru" fo:country="RU" fo:font-weight="normal" officeooo:rsid="008197d0" fo:background-color="#ffffff" loext:char-shading-value="0" style:font-size-asian="14pt" style:font-weight-asian="normal" style:font-name-complex="Times New Roman1" style:font-size-complex="14pt" style:font-weight-complex="normal"/>
    </style:style>
    <style:style style:name="T154" style:family="text">
      <style:text-properties style:text-line-through-style="none" style:text-line-through-type="none"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155" style:family="text">
      <style:text-properties style:text-line-through-style="none" style:text-line-through-type="none" style:font-name="Times New Roman" fo:font-size="14pt" fo:font-weight="normal" officeooo:rsid="0052e3ac" fo:background-color="#ffffff" loext:char-shading-value="0" style:font-size-asian="14pt" style:font-weight-asian="normal" style:font-name-complex="Times New Roman1" style:font-size-complex="14pt" style:font-weight-complex="normal"/>
    </style:style>
    <style:style style:name="T156" style:family="text">
      <style:text-properties style:text-line-through-style="none" style:text-line-through-type="none" style:font-name="Times New Roman" fo:font-size="14pt" fo:font-weight="normal" officeooo:rsid="00745dbb" fo:background-color="#ffffff" loext:char-shading-value="0" style:font-size-asian="14pt" style:font-weight-asian="normal" style:font-name-complex="Times New Roman1" style:font-size-complex="14pt" style:font-weight-complex="normal"/>
    </style:style>
    <style:style style:name="T157" style:family="text">
      <style:text-properties officeooo:rsid="00540ed3"/>
    </style:style>
    <style:style style:name="T158" style:family="text">
      <style:text-properties fo:language="ru" fo:country="RU"/>
    </style:style>
    <style:style style:name="T159" style:family="text">
      <style:text-properties fo:language="ru" fo:country="RU" officeooo:rsid="005785ac"/>
    </style:style>
    <style:style style:name="T160" style:family="text">
      <style:text-properties fo:language="ru" fo:country="RU" officeooo:rsid="00372852"/>
    </style:style>
    <style:style style:name="T161" style:family="text">
      <style:text-properties fo:language="ru" fo:country="RU" officeooo:rsid="00596b48"/>
    </style:style>
    <style:style style:name="T162" style:family="text">
      <style:text-properties fo:language="ru" fo:country="RU" officeooo:rsid="005bc95e"/>
    </style:style>
    <style:style style:name="T163" style:family="text">
      <style:text-properties fo:language="ru" fo:country="RU" style:text-underline-style="none" officeooo:rsid="004b5ffd" style:font-name-asian="Calibri1"/>
    </style:style>
    <style:style style:name="T164" style:family="text">
      <style:text-properties fo:language="ru" fo:country="RU" officeooo:rsid="0062ba4b"/>
    </style:style>
    <style:style style:name="T165" style:family="text">
      <style:text-properties fo:language="ru" fo:country="RU" officeooo:rsid="006581da"/>
    </style:style>
    <style:style style:name="T166" style:family="text">
      <style:text-properties fo:language="ru" fo:country="RU" officeooo:rsid="0065cff0"/>
    </style:style>
    <style:style style:name="T167" style:family="text">
      <style:text-properties fo:language="ru" fo:country="RU" officeooo:rsid="0067c27f"/>
    </style:style>
    <style:style style:name="T168" style:family="text">
      <style:text-properties fo:language="ru" fo:country="RU" officeooo:rsid="0068dd85"/>
    </style:style>
    <style:style style:name="T169" style:family="text">
      <style:text-properties fo:language="ru" fo:country="RU" officeooo:rsid="006bf58c"/>
    </style:style>
    <style:style style:name="T170" style:family="text">
      <style:text-properties fo:language="ru" fo:country="RU" officeooo:rsid="006d7e18"/>
    </style:style>
    <style:style style:name="T171" style:family="text">
      <style:text-properties fo:language="ru" fo:country="RU" officeooo:rsid="006f0ce8"/>
    </style:style>
    <style:style style:name="T172" style:family="text">
      <style:text-properties fo:language="ru" fo:country="RU" officeooo:rsid="00718207"/>
    </style:style>
    <style:style style:name="T173" style:family="text">
      <style:text-properties fo:language="ru" fo:country="RU" officeooo:rsid="00d9c565"/>
    </style:style>
    <style:style style:name="T174" style:family="text">
      <style:text-properties officeooo:rsid="004222bf"/>
    </style:style>
    <style:style style:name="T175" style:family="text">
      <style:text-properties officeooo:rsid="007d53c8"/>
    </style:style>
    <style:style style:name="T176" style:family="text">
      <style:text-properties officeooo:rsid="00c628a6"/>
    </style:style>
    <style:style style:name="T177" style:family="text">
      <style:text-properties officeooo:rsid="00cb60b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bookmark text:name="_Hlk27312521"/>МИНИСТЕРСТВО ОБРАЗОВАНИЯ РЕСПУБЛИКИ БЕЛАРУСЬ<text:line-break/>Учреждение образования «БЕЛОРУССКИЙ ГОСУДАРСТВЕННЫЙ <text:line-break/>ТЕХНОЛОГИЧЕСКИЙ УНИВЕРСИТЕТ»</text:p>
      <text:p text:style-name="P25"><text:span text:style-name="T87">Факультет</text:span><text:span text:style-name="T90"> </text:span><text:span text:style-name="T91"><text:tab/>Информационных</text:span><text:span text:style-name="T92"> </text:span><text:span text:style-name="T91">технологий</text:span></text:p>
      <text:p text:style-name="P25"><text:span text:style-name="T87">Кафедра </text:span><text:span text:style-name="T91"><text:tab/>Информационных систем</text:span><text:span text:style-name="T93"> </text:span><text:span text:style-name="T91">и</text:span><text:span text:style-name="T94"> </text:span><text:span text:style-name="T91">технологий</text:span></text:p>
      <text:p text:style-name="P24"><text:span text:style-name="T87">Специальность </text:span><text:span text:style-name="T91"><text:tab/>1-40 05 01 «Информационные системы и технологии» </text:span></text:p>
      <text:p text:style-name="P2">ПОЯСНИТЕЛЬНАЯ ЗАПИСКА КУРСОВОГО ПРОЕКТА</text:p>
      <text:p text:style-name="P23"><text:span text:style-name="T87">по</text:span><text:span text:style-name="T95"> </text:span><text:span text:style-name="T87">дисциплине «Компьютерные языки разметки»</text:span></text:p>
      <text:p text:style-name="P22"><text:span text:style-name="T87">Тема</text:span><text:span text:style-name="T91"> </text:span><text:span text:style-name="T87">«Разработка веб-сайта для </text:span><text:span text:style-name="T89">интернет-магазина</text:span> <text:span text:style-name="T98">компьютерных комплектующих</text:span><text:span text:style-name="T87">»</text:span></text:p>
      <text:p text:style-name="P16">Исполнитель</text:p>
      <text:p text:style-name="P43"><text:span text:style-name="T3">студент(ка) 1 курса 1</text:span><text:span text:style-name="T31"> </text:span><text:span text:style-name="T3">группы</text:span><text:span text:style-name="T32"><text:tab/>________________</text:span><text:span text:style-name="T3"><text:tab/></text:span><text:span text:style-name="T4">А. Д. Савко</text:span></text:p>
      <text:p text:style-name="P4">подпись, дата</text:p>
      <text:p text:style-name="P17">Руководитель</text:p>
      <text:p text:style-name="P44"><text:span text:style-name="T6"><text:tab/><text:tab/><text:tab/><text:tab/><text:tab/><text:tab/></text:span><text:span text:style-name="T3"><text:tab/>______________<text:tab/><text:tab/></text:span><text:span text:style-name="T5">Л</text:span><text:span text:style-name="T3">. </text:span><text:span text:style-name="T5">П</text:span><text:span text:style-name="T3">. </text:span><text:span text:style-name="T5">Степанова</text:span></text:p>
      <text:p text:style-name="P5">должность, ученая степень, ученое звание<text:tab/> <text:s text:c="9"/>подпись, дата</text:p>
      <text:p text:style-name="P45"><text:span text:style-name="T3">Курсовой проект защищен с</text:span><text:span text:style-name="T33"> </text:span><text:span text:style-name="T3">оценкой </text:span><text:span text:style-name="T6"><text:tab/><text:tab/><text:tab/><text:tab/></text:span></text:p>
      <text:p text:style-name="P21"><text:span text:style-name="T87">Руководитель</text:span><text:span text:style-name="T96"> _________________ <text:tab/>______________<text:tab/></text:span><text:span text:style-name="T97"><text:tab/></text:span><text:span text:style-name="T7">Л</text:span><text:span text:style-name="T6">. </text:span><text:span text:style-name="T7">П</text:span><text:span text:style-name="T6">. </text:span><text:span text:style-name="T7">Степанова</text:span><text:span text:style-name="T91"><text:tab/></text:span></text:p>
      <text:p text:style-name="P3">подпись<text:tab/><text:tab/> <text:s text:c="10"/>дата<text:tab/><text:tab/><text:tab/>инициалы и фамилия</text:p>
      <text:p text:style-name="P15"/>
      <text:p text:style-name="P14">Содержание</text:p>
      <text:p text:style-name="P13"/>
      <text:p text:style-name="P27"><text:span text:style-name="T1">Введение</text:span><text:span text:style-name="T2"><text:tab/></text:span><text:span text:style-name="T2"><text:bookmark-ref text:reference-format="page" text:ref-name="_Toc122565653">Ошибка: источник перекрёстной ссылки не найден</text:bookmark-ref></text:span></text:p>
      <text:p text:style-name="P27"><text:span text:style-name="T1">1. Постановка задачи</text:span><text:span text:style-name="T2"><text:tab/></text:span><text:span text:style-name="T2"><text:bookmark-ref text:reference-format="page" text:ref-name="_Toc122565654">Ошибка: источник перекрёстной ссылки не найден</text:bookmark-ref></text:span></text:p>
      <text:p text:style-name="P29"><text:span text:style-name="T1">1.1. Обзор аналогичных решений</text:span><text:span text:style-name="T2"><text:tab/></text:span><text:span text:style-name="T2"><text:bookmark-ref text:reference-format="page" text:ref-name="_Toc122565655">Ошибка: источник перекрёстной ссылки не найден</text:bookmark-ref></text:span></text:p>
      <text:p text:style-name="P29"><text:span text:style-name="T1">1.2. Техническое задание</text:span><text:span text:style-name="T2"><text:tab/>7</text:span></text:p>
      <text:p text:style-name="P29"><text:span text:style-name="T1">1.3. Выбор средств реализации программного продукта</text:span><text:span text:style-name="T2"><text:tab/>8</text:span></text:p>
      <text:p text:style-name="P29"><text:span text:style-name="T1">1.4. Вывод</text:span><text:span text:style-name="T2"><text:tab/>10</text:span></text:p>
      <text:p text:style-name="P27"><text:span text:style-name="T1">2. Проектирование страниц веб-сайта</text:span><text:span text:style-name="T2"><text:tab/>10</text:span></text:p>
      <text:p text:style-name="P28"><text:span text:style-name="T1">2.1 Выбор способа верстки</text:span><text:span text:style-name="Текст_20_выноски_20_Знак"><text:span text:style-name="T88"><text:tab/></text:span></text:span><text:span text:style-name="T2"><text:bookmark-ref text:reference-format="page" text:ref-name="_Toc122565659">Ошибка: источник перекрёстной ссылки не найден</text:bookmark-ref></text:span><text:span text:style-name="T2">0</text:span></text:p>
      <text:p text:style-name="P28"><text:span text:style-name="T1">2.2 Выбор стилевого оформления</text:span><text:span text:style-name="T2"><text:tab/></text:span><text:span text:style-name="T2"><text:bookmark-ref text:reference-format="page" text:ref-name="_Toc122565660">Ошибка: источник перекрёстной ссылки не найден</text:bookmark-ref></text:span><text:span text:style-name="T2">0</text:span></text:p>
      <text:p text:style-name="P28"><text:span text:style-name="T1">2.3 Выбор шрифтового оформления</text:span><text:span text:style-name="T2"><text:tab/>11</text:span></text:p>
      <text:p text:style-name="P28"><text:span text:style-name="T1">2.4 Разработка логотипа</text:span><text:span text:style-name="T2"><text:tab/>11</text:span></text:p>
      <text:p text:style-name="P28"><text:span text:style-name="T1">2.5 Разработка пользовательских элементов</text:span><text:span text:style-name="T2"><text:tab/>11</text:span></text:p>
      <text:p text:style-name="P28"><text:span text:style-name="T1">2.6 Разработка спецэффектов</text:span><text:span text:style-name="T2"><text:tab/>12</text:span></text:p>
      <text:p text:style-name="P28"><text:span text:style-name="T1">2.7 Выводы</text:span><text:span text:style-name="T2"><text:tab/>12</text:span></text:p>
      <text:p text:style-name="P27"><text:span text:style-name="T1">ПРИЛОЖЕНИЕ А</text:span><text:span text:style-name="T2"><text:tab/></text:span></text:p>
      <text:p text:style-name="P6">ПРИЛОЖЕНИЕ Б</text:p>
      <text:p text:style-name="P12">Содержание</text:p>
      <text:p text:style-name="P11"/>
      <text:p text:style-name="P8"><text:tab/>Актуальность <text:span text:style-name="T99">данного проекта </text:span><text:span text:style-name="T100">обусловлена тем, что </text:span><text:span text:style-name="T101">сборка компьютеров из комплектующих вместо покупки уже готовых решений остается актуальной, как и раньше, ведь </text:span><text:span text:style-name="T102">заводские модели </text:span><text:span text:style-name="T103">зачастую </text:span><text:span text:style-name="T102">имеют более высокую стоимость, </text:span><text:span text:style-name="T103">к тому же в них не всегда соблюдается баланс </text:span><text:span text:style-name="T104">производительности компонентов, </text:span><text:span text:style-name="T105">к вышеуказанным фактором добавляется то, что замена старых комплектующих на новые </text:span><text:span text:style-name="T106">позволяет сэкономить деньги на приобретении </text:span><text:span text:style-name="T107">нов</text:span><text:span text:style-name="T108">ого компьютера </text:span><text:span text:style-name="T109">или обращении к компьютерным мастерам.</text:span></text:p>
      <text:p text:style-name="P7"><text:tab/><text:span text:style-name="T110">В процессе работы над проектом были поставлены следующие задачи</text:span><text:span text:style-name="T111">:</text:span></text:p>
      <text:list text:style-name="L1">
        <text:list-item>
          <text:p text:style-name="P57">создание кроссбраузерного веб-сайта;</text:p>
        </text:list-item>
        <text:list-item>
          <text:p text:style-name="P57">разработка адаптивности для веб-страниц;</text:p>
        </text:list-item>
        <text:list-item>
          <text:p text:style-name="P57">добавление анимации;</text:p>
        </text:list-item>
      </text:list>
      <text:p text:style-name="P46"><text:span text:style-name="T15">Основные цели курсового проекта: анализ сайтов похожей тематики, выявление положительных и</text:span><text:span text:style-name="T35"> </text:span><text:span text:style-name="T15">отрицательных характеристик этих сайтов, улучшение навыков верстки и</text:span><text:span text:style-name="T35"> </text:span><text:span text:style-name="T15">получение опыта разработки проектов, ознакомление с</text:span><text:span text:style-name="T35"> </text:span><text:span text:style-name="T15">новыми технологиями для</text:span><text:span text:style-name="T35"> </text:span><text:span text:style-name="T15">создания сайтов, выполнение поставленных задач.</text:span></text:p>
      <text:p text:style-name="P47"/>
      <text:p text:style-name="P26"><text:span text:style-name="T9"><text:tab/></text:span><text:span text:style-name="T9"><text:bookmark-ref text:reference-format="page" text:ref-name="_Toc122565654">Ошибка: источник перекрёстной ссылки не найден</text:bookmark-ref></text:span></text:p>
      <text:p text:style-name="P58">1 <text:s text:c="2"/>Постановка задачи</text:p>
      <text:list xml:id="list534548150" text:style-name="WWNum3">
        <text:list-item>
          <text:list>
            <text:list-item>
              <text:p text:style-name="P52">Обзор аналогичных решений</text:p>
            </text:list-item>
          </text:list>
        </text:list-item>
      </text:list>
      <text:p text:style-name="P31"><text:tab/>Для того, чтобы <text:span text:style-name="T126">сайт был успешным и смог понравиться пользователю, сайт должен иметь простой, удобный и понятный интерфейс, </text:span><text:span text:style-name="T129">которые дадут пользователю </text:span><text:span text:style-name="T130">положительный опыт взаимодействия с интернет-магазином</text:span><text:span text:style-name="T126">, </text:span><text:span text:style-name="T127">чрезмерная яркость и </text:span><text:span text:style-name="T128">слишком </text:span><text:span text:style-name="T127">сложная архитектура сделают сайт неудобным для пользователя.</text:span></text:p>
      <text:p text:style-name="P30"><text:tab/><text:span text:style-name="T131">В качестве аналогов были выбраны сайты интернет-магазинов и онлайн каталогов, </text:span><text:span text:style-name="T132">а именно: </text:span><text:span text:style-name="T133">21vek.by [1], <text:s/></text:span><text:span text:style-name="T134">catalog.onliner.by </text:span><text:span text:style-name="T133">[</text:span><text:span text:style-name="T137">2</text:span><text:span text:style-name="T133">]</text:span><text:span text:style-name="T134">, <text:s/></text:span><text:span text:style-name="T135">5element.by </text:span><text:span text:style-name="T133">[</text:span><text:span text:style-name="T137">3</text:span><text:span text:style-name="T133">]</text:span><text:span text:style-name="T135">,</text:span><text:span text:style-name="T136"> agroup.by </text:span><text:span text:style-name="T133">[</text:span><text:span text:style-name="T137">4</text:span><text:span text:style-name="T133">]</text:span><text:span text:style-name="T136">. </text:span><text:span text:style-name="T140">Данные сайты имеют необходимый функционал.</text:span></text:p>
      <text:p text:style-name="P30"><text:tab/><text:span text:style-name="T141">Первым был выбран сайт </text:span><text:span text:style-name="T138">21vek.by, </text:span><text:span text:style-name="T141">У сайта простая и приятная цветовая схема, </text:span><text:span text:style-name="T143">используются только 4 цвета</text:span><text:span text:style-name="T141">, </text:span><text:span text:style-name="T142">карточки товаров выглядят лаконично, </text:span><text:span text:style-name="T157">вся информация о товаре</text:span><text:span text:style-name="T142">, </text:span><text:span text:style-name="T144">как таковые, анимации отсутствуют, что делает использование сайта, имеется мобильная версия, </text:span><text:span text:style-name="T145">в которой реализована адаптивность, в компьютерной версии она отсутствует</text:span><text:span text:style-name="T144">, однако вариант версии определяется только по </text:span><text:span text:style-name="T139">useragent-</text:span><text:span text:style-name="T144">у браузера, из-за чего могут быть проблемы при использовании.</text:span></text:p>
      <text:p text:style-name="P10">При анализе функционала были выявлены следующие преимущества:</text:p>
      <text:list text:style-name="L2">
        <text:list-item>
          <text:p text:style-name="P54"><text:span text:style-name="T25">Е</text:span><text:span text:style-name="T24">диные цвета</text:span></text:p>
        </text:list-item>
        <text:list-item>
          <text:p text:style-name="P55">понятный интерфейс</text:p>
        </text:list-item>
        <text:list-item>
          <text:p text:style-name="P56">интерактивность</text:p>
        </text:list-item>
      </text:list>
      <text:p text:style-name="P20">К недостаткам в функционале веб-сайта можно отнести:</text:p>
      <text:list xml:id="list1515621121" text:style-name="L3">
        <text:list-item>
          <text:p text:style-name="P64"><text:span text:style-name="T26">О</text:span><text:span text:style-name="T24">тсутствует адаптивность верстки у компьютерной версии, версия </text:span><text:span text:style-name="T28">выбирается</text:span><text:span text:style-name="T24"> исключительно по </text:span><text:span text:style-name="T36">useragent-</text:span><text:span text:style-name="T24">у.</text:span></text:p>
        </text:list-item>
        <text:list-item>
          <text:p text:style-name="P66"><text:span text:style-name="T24"><text:s/>меню выбора категорий в компьютерной версии перегружено.</text:span><text:span text:style-name="T146"><text:tab/></text:span></text:p>
        </text:list-item>
        <text:list-item>
          <text:p text:style-name="P68">малый размер шрифта в разделе с информацией о товаре.</text:p>
        </text:list-item>
      </text:list>
      <text:p text:style-name="P37"><text:span text:style-name="T174">catalog.onliner.by – </text:span><text:span text:style-name="T159">онлайн каталог различных товаров, цветовая гамма <text:s text:c="3"/>элементов интерфейса достаточно </text:span><text:span text:style-name="T163">широкая</text:span><text:span text:style-name="T159">, но поскольку они используются в небольшом количестве, это не портит восприятие сайта, </text:span><text:span text:style-name="T161">сайт имеет адаптивную верстку, </text:span><text:span text:style-name="T162">интерфейс не перегружен.</text:span></text:p>
      <text:p text:style-name="P36"><text:span text:style-name="T161"><text:tab/></text:span><text:span text:style-name="T160">При анализе функционала были выявлены следующие преимущества:</text:span></text:p>
      <text:list xml:id="list133080029" text:style-name="L4">
        <text:list-item>
          <text:p text:style-name="P76"><text:span text:style-name="T160">А</text:span><text:span text:style-name="T158">даптивность верстки.</text:span></text:p>
        </text:list-item>
        <text:list-item>
          <text:p text:style-name="P69">Простой и комфортный интерфейс.</text:p>
        </text:list-item>
        <text:list-item>
          <text:p text:style-name="P72">Наличие базовой информации о товаре при использовании. компьютерной версии.</text:p>
        </text:list-item>
        <text:list-item>
          <text:p text:style-name="P73">Малая степень отличий между мобильной и компьютерной версией.</text:p>
        </text:list-item>
      </text:list>
      <text:p text:style-name="P38">5element.by – <text:span text:style-name="T158">сайт магазина 5 элемент, </text:span><text:span text:style-name="T164">цветовая схема содержит в себе только 3 цвета, </text:span><text:span text:style-name="T165">карточки товаров содержат всю базовую информацию </text:span><text:span text:style-name="T166">о товаре,</text:span><text:span text:style-name="T171">в компьютерной версии</text:span><text:span text:style-name="T166"> </text:span><text:span text:style-name="T167">карточки </text:span><text:span text:style-name="T168">занимают все свободное место по ширине, </text:span><text:span text:style-name="T169">элементы сайт</text:span><text:span text:style-name="T170">а </text:span><text:span text:style-name="T171">занимают много места, отсутствует адаптивность в компьютерной версии, в мобильной же версии все размеры сделаны так, чтобы интерфейс был удобным, кроме того мобильная версия имеет адаптивность.</text:span></text:p>
      <text:p text:style-name="P33"><text:soft-page-break/><text:tab/>При анализе функционала были выявлены следующие преимущества:</text:p>
      <text:list xml:id="list171418016015552" text:continue-numbering="true" text:style-name="L4">
        <text:list-item>
          <text:p text:style-name="P77"><text:span text:style-name="T160">А</text:span><text:span text:style-name="T158">даптивность верстки </text:span><text:span text:style-name="T172">в мобильной версии</text:span><text:span text:style-name="T158">.</text:span></text:p>
        </text:list-item>
        <text:list-item>
          <text:p text:style-name="P70">Простой интерфейс.</text:p>
        </text:list-item>
        <text:list-item>
          <text:p text:style-name="P74">Наличие базовой информации о товаре.</text:p>
        </text:list-item>
      </text:list>
      <text:p text:style-name="P19"><text:tab/>К недостаткам в функционале веб-сайта можно отнести:</text:p>
      <text:list xml:id="list171416412149144" text:continue-list="list1515621121" text:style-name="L3">
        <text:list-item>
          <text:p text:style-name="P65"><text:span text:style-name="T26">О</text:span><text:span text:style-name="T24">тсутствует адаптивность верстки у компьютерной версии, версия </text:span><text:span text:style-name="T28">выбирается</text:span><text:span text:style-name="T24"> исключительно по </text:span><text:span text:style-name="T36">useragent-</text:span><text:span text:style-name="T24">у.</text:span></text:p>
        </text:list-item>
        <text:list-item>
          <text:p text:style-name="P67"><text:span text:style-name="T27">Массивный интерфейс компьютерной версии</text:span><text:span text:style-name="T24">.</text:span></text:p>
        </text:list-item>
      </text:list>
      <text:p text:style-name="P32"><text:span text:style-name="T155">A</text:span><text:span text:style-name="T154">group.by</text:span><text:span text:style-name="T156"> – </text:span><text:span text:style-name="T147">сайт интернет магазина </text:span><text:span text:style-name="T156">Agroup, </text:span><text:span text:style-name="T148">цветовая гамма простая, элементы </text:span><text:span text:style-name="T149">красиво </text:span><text:span text:style-name="T148">сливаются </text:span><text:span text:style-name="T149">с окружающим пространства страниц, </text:span><text:span text:style-name="T152">кроме этого они красиво выделяются </text:span><text:span text:style-name="T153">с помощью незаметных рамок</text:span><text:span text:style-name="T149">, </text:span><text:span text:style-name="T150">обе версии являются адаптивными, </text:span><text:span text:style-name="T151">интерфейс понятный и не нагроможденный.</text:span></text:p>
      <text:p text:style-name="P34"><text:tab/>При анализе функционала были выявлены следующие преимущества:</text:p>
      <text:list xml:id="list171418047773722" text:continue-list="list171418016015552" text:style-name="L4">
        <text:list-item>
          <text:p text:style-name="P78"><text:span text:style-name="T160">А</text:span><text:span text:style-name="T158">даптивность верстки.</text:span></text:p>
        </text:list-item>
        <text:list-item>
          <text:p text:style-name="P71">Простой и <text:span text:style-name="T175">лаконичный</text:span> интерфейс.</text:p>
        </text:list-item>
        <text:list-item>
          <text:p text:style-name="P75">Наличие базовой информации о товаре.</text:p>
        </text:list-item>
      </text:list>
      <text:p text:style-name="P35"/>
      <text:list xml:id="list171415998139055" text:continue-list="list534548150" text:style-name="WWNum3">
        <text:list-item>
          <text:list>
            <text:list-item>
              <text:p text:style-name="P79">Техническое задание</text:p>
            </text:list-item>
          </text:list>
        </text:list-item>
      </text:list>
      <text:p text:style-name="P41"><text:tab/><text:span text:style-name="T39">В данном курсовом проекте требуется создать многостраничный веб-сайт </text:span><text:span text:style-name="T40">интернет-магазина компьютерных комплектующих, </text:span><text:span text:style-name="T41">состоящий из </text:span><text:span text:style-name="T50">5</text:span><text:span text:style-name="T41"> страниц</text:span><text:span text:style-name="T42">.</text:span></text:p>
      <text:p text:style-name="P40"><text:span text:style-name="T42"><text:tab/>Первая страница является главной, </text:span><text:span text:style-name="T43">она содержит в себе </text:span><text:span text:style-name="T44">ссылки на товары разных типов(процессоры, видеокарты, материнские платы, </text:span><text:span text:style-name="T45">озу</text:span><text:span text:style-name="T44"> и т.д), </text:span><text:span text:style-name="T46">которые сопровождаются соответствующим</text:span><text:span text:style-name="T44"> </text:span><text:span text:style-name="T46">изображением. </text:span><text:span text:style-name="T47">Сама категория, её фотография </text:span><text:span text:style-name="T48">и название </text:span><text:span text:style-name="T81">xml </text:span><text:span text:style-name="T49">файла с товарами категории хранятся в </text:span><text:span text:style-name="T81">xml </text:span><text:span text:style-name="T49">файле </text:span><text:span text:style-name="T81">cats.xml.</text:span></text:p>
      <text:p text:style-name="P41"><text:span text:style-name="T44"><text:tab/></text:span><text:span text:style-name="T51">Вторая страница </text:span><text:span text:style-name="T52">представляет собой страницу товаров одной категории, </text:span><text:span text:style-name="T53">товарные карточки подгружаются на страницу из </text:span><text:span text:style-name="T82">xml </text:span><text:span text:style-name="T53">файла, </text:span><text:span text:style-name="T54">выбор которого </text:span><text:span text:style-name="T55">зависит от </text:span><text:span text:style-name="T56">ключа записанного после последнего октоторпа</text:span><text:span text:style-name="T83">( # ) </text:span><text:span text:style-name="T57">в поисковой строки, </text:span><text:span text:style-name="T58">например если ссылка в адресной строке указывает на ...</text:span><text:span text:style-name="T84">goods.html#cpus, </text:span><text:span text:style-name="T58">данные будут загружены из файла </text:span><text:span text:style-name="T85">cpus.xml. </text:span><text:span text:style-name="T59">Из выбранного файла подгружаются фотография, артикул, название и описание товара. </text:span><text:span text:style-name="T60">На данной странице вы можете добавить товар в корзи</text:span><text:span text:style-name="T61">ну</text:span><text:span text:style-name="T60">.</text:span></text:p>
      <text:p text:style-name="P41"><text:span text:style-name="T62">Третья страница </text:span><text:span text:style-name="T63">представляет собой корзину, </text:span><text:span text:style-name="T64">на ней можно выбрать количество конкретного товара, </text:span><text:span text:style-name="T65">удалить товар, </text:span><text:span text:style-name="T66">очистить корзину, указать номер и оформить заказ, </text:span><text:span text:style-name="T67">после оформления заказа будет отправлен </text:span><text:span text:style-name="T86">post </text:span><text:span text:style-name="T67">запрос с содержимым корзины </text:span><text:span text:style-name="T68">на указанный адрес, очищает корзину и оставляет сообщение об подтверждении заказа, также имеется </text:span><text:span text:style-name="T70">функция появления надписи</text:span><text:span text:style-name="T69"> о пустой корзине, если она пуста.</text:span></text:p>
      <text:p text:style-name="P39"><text:span text:style-name="T71"><text:tab/>Четвертая страница содержит внутри себя статьи, </text:span><text:span text:style-name="T72">если статья занимает места по вертикали больше, чем установлено, её дальнейшее содержимой скрывается, </text:span><text:span text:style-name="T73">под блоками со статьями появляются кнопки «показать-скрыть статью», </text:span><text:span text:style-name="T74">при нажатии которых соответствующая статья отображается в полном объеме или же наоборот, сворачивается до первоначального размера.</text:span></text:p>
      <text:p text:style-name="P41"><text:span text:style-name="T74"><text:tab/></text:span><text:span text:style-name="T75">Пятая тема </text:span><text:span text:style-name="T76">представляет собой </text:span><text:span text:style-name="T77">информацию о магазине, чем он является, </text:span><text:soft-page-break/><text:span text:style-name="T77">юрлицо, адрес </text:span><text:span text:style-name="T78">регистрации и прочую похожую информацию.</text:span></text:p>
      <text:p text:style-name="P42"><text:span text:style-name="T78">Ц</text:span><text:span text:style-name="T39">ветовая гамма </text:span><text:span text:style-name="T79">содержит 4 цвета — </text:span><text:span text:style-name="T80">черный, белый, желто-оранжевый и циан.</text:span></text:p>
      <text:p text:style-name="P18">Мобильная версия содержит весь функционал компьютерной версии, отличается от компьютерной она только расположением элементов, <text:span text:style-name="T176">размер шрифта в мобильной версии увеличен.</text:span></text:p>
      <text:p text:style-name="P9">Требования к программному продукту состоят из таких видов: пользовательский, атрибутов качества. То есть пользователь должен иметь простой и <text:span text:style-name="T177">комфортный</text:span> доступ к информации, так же конечный продукт должен быть кроссплатформенным и адаптивным для любого вида устройств.</text:p>
      <text:p text:style-name="P9"/>
      <text:list xml:id="list171416884528563" text:continue-numbering="true" text:style-name="WWNum3">
        <text:list-item>
          <text:list>
            <text:list-item>
              <text:p text:style-name="P53">Выбор средств реализации программного продукта</text:p>
            </text:list-item>
          </text:list>
        </text:list-item>
      </text:list>
      <text:p text:style-name="P48"/>
      <text:p text:style-name="P49"><text:span text:style-name="T14">Для реализации проекта были выбраны языки: </text:span><text:span text:style-name="T34">HTML</text:span><text:span text:style-name="T14">, </text:span><text:span text:style-name="T34">CSS</text:span><text:span text:style-name="T14">/</text:span><text:span text:style-name="T34">SCSS</text:span><text:span text:style-name="T14">, </text:span><text:span text:style-name="T34">JavaScript</text:span><text:span text:style-name="T14">. Структура сайта создана с помощью языка разметки </text:span><text:span text:style-name="T34">HTML</text:span><text:span text:style-name="T14">, дизайн сайта оформлен с помощью </text:span><text:span text:style-name="T34">CSS</text:span><text:span text:style-name="T14">/</text:span><text:span text:style-name="T34">SCSS</text:span><text:span text:style-name="T14">. Подробнее про каждый из них:</text:span></text:p>
      <text:p text:style-name="P49"><text:span text:style-name="T34">HTML</text:span><text:span text:style-name="T14"> (или </text:span><text:span text:style-name="T34">HyperTextMarkup</text:span><text:span text:style-name="T14"> </text:span><text:span text:style-name="T34">Language</text:span><text:span text:style-name="T14">) – это стандартизированный язык разметки документов в Интернете. Вопреки расхожему заблуждению, </text:span><text:span text:style-name="T34">HTML</text:span><text:span text:style-name="T14"> – это не язык программирования. Он используется для того, чтобы все элементы на странице (тексты, рисунки, таблицы) были расположены правильно; за его чтение отвечают специальные программы, которые всем знакомы – браузеры (веб-обозреватели). В 2014 году был создан </text:span><text:span text:style-name="T34">HTML</text:span><text:span text:style-name="T14">5</text:span><text:span text:style-name="T34"> </text:span><text:span text:style-name="T14">[6]. Разработчики ориентировались на устранение проблем предыдущих версий и реализацию современных функций: </text:span></text:p>
      <text:list text:style-name="WWNum2">
        <text:list-item>
          <text:p text:style-name="P60">высокая скорость работы сайта за счет удаления всего лишнего из кода и перераспределения функциональных элементов;</text:p>
        </text:list-item>
        <text:list-item>
          <text:p text:style-name="P80"><text:span text:style-name="T8">сайты на </text:span><text:span text:style-name="T1">HTML</text:span><text:span text:style-name="T8">5 используют совместно ресурсы браузеров и удаленных серверов, чтоб делает серфинг и просмотр сайтов более комфортным;</text:span></text:p>
        </text:list-item>
        <text:list-item>
          <text:p text:style-name="P60">сайты стали более легкими, что очень важно для мобильного Интернета, который работает медленнее стационарного;</text:p>
        </text:list-item>
        <text:list-item>
          <text:p text:style-name="P80"><text:span text:style-name="T112">м</text:span><text:span text:style-name="T8">едиа и интерактивные функции сайтов теперь решаются не путем установки на компьютер специальных приложений, а ресурсами самого кода сайта.</text:span></text:p>
        </text:list-item>
      </text:list>
      <text:p text:style-name="P49"><text:span text:style-name="T34">CSS</text:span><text:span text:style-name="T14"> (или </text:span><text:span text:style-name="T34">Cascading</text:span><text:span text:style-name="T14"> </text:span><text:span text:style-name="T34">Style</text:span><text:span text:style-name="T14"> </text:span><text:span text:style-name="T34">Sheets</text:span><text:span text:style-name="T14">) — это формальный язык, который определяет внешний вид документа, написанного с использованием </text:span><text:span text:style-name="T34">HTML</text:span><text:span text:style-name="T14">. </text:span><text:span text:style-name="T34"> </text:span></text:p>
      <text:p text:style-name="P49"><text:span text:style-name="T34">SCSS </text:span><text:span text:style-name="T14">–</text:span><text:span text:style-name="T34"> </text:span><text:span text:style-name="T14">это расширение для упрощения каскадных таблиц стилей (</text:span><text:span text:style-name="T34">CSS</text:span><text:span text:style-name="T14">).</text:span><text:span text:style-name="T34"> </text:span></text:p>
      <text:p text:style-name="P49"><text:span text:style-name="T34">JavaScript</text:span><text:span text:style-name="T14"> – мультипарадигменный язык программирования. Поддерживает объектно-ориентированный, императивный и функциональный стили. Является реализацией спецификации </text:span><text:span text:style-name="T34">ECMAScript</text:span><text:span text:style-name="T14">.</text:span></text:p>
      <text:p text:style-name="P49"><text:span text:style-name="T14">Вёрстка сайта реализуется в редакторе кода </text:span><text:span text:style-name="T34">Visual</text:span><text:span text:style-name="T14"> </text:span><text:span text:style-name="T34">Studio</text:span><text:span text:style-name="T14"> </text:span><text:span text:style-name="T34">Code</text:span><text:span text:style-name="T14">. </text:span><text:span text:style-name="T34">Visual</text:span><text:span text:style-name="T14"> </text:span><text:span text:style-name="T34">Studio</text:span><text:span text:style-name="T14"> </text:span><text:span text:style-name="T34">Code</text:span><text:span text:style-name="T14"> – это бесплатное и</text:span><text:span text:style-name="T34"> </text:span><text:span text:style-name="T14">удобное программное обеспечение, предназначенное специально для написания кода, и</text:span><text:span text:style-name="T34"> </text:span><text:span text:style-name="T14">в</text:span><text:span text:style-name="T34"> </text:span><text:span text:style-name="T14">частности вёрстки сайта. Для этого в</text:span><text:span text:style-name="T34"> </text:span><text:span text:style-name="T14">программе предусмотрено множество встроенных функций, ускоряющих процесс написания кода, благодаря всплывающим подсказкам, навигации по</text:span><text:span text:style-name="T34"> </text:span><text:span text:style-name="T14">написанному коду, автоматическому формированию отступов вложенных строк и</text:span><text:span text:style-name="T34"> </text:span><text:span text:style-name="T14">встроенной функции автозаполнения. </text:span><text:span text:style-name="T34">Visual</text:span><text:span text:style-name="T14"> </text:span><text:span text:style-name="T34">Studio</text:span><text:span text:style-name="T14"> </text:span><text:span text:style-name="T34">Code</text:span><text:span text:style-name="T14"> имеет отзывчивый и</text:span><text:span text:style-name="T34"> </text:span><text:span text:style-name="T14">приятный интерфейс </text:span><text:soft-page-break/><text:span text:style-name="T14">и</text:span><text:span text:style-name="T34"> </text:span><text:span text:style-name="T14">возможность подключения огромного множества различных расширений (плагинов) отлично дополняющих основной функционал, </text:span><text:span text:style-name="T16">кроме того имеется функционал управления</text:span><text:span text:style-name="T37"> git</text:span><text:span text:style-name="T16"> репозиториями.</text:span><text:span text:style-name="T14"> </text:span></text:p>
      <text:p text:style-name="P49"><text:span text:style-name="T14">Исходя из требований к проекту, в частности адаптивность и кроссбраузерность сайта, было принято решение об использовании </text:span><text:span text:style-name="T34">CSS</text:span><text:span text:style-name="T14">-препроцессора </text:span><text:span text:style-name="T34">SCSS</text:span><text:span text:style-name="T14">. </text:span><text:span text:style-name="T34">Live</text:span><text:span text:style-name="T14"> </text:span><text:span text:style-name="T34">Sass</text:span><text:span text:style-name="T14"> </text:span><text:span text:style-name="T34">Compiler</text:span><text:span text:style-name="T14"> – расширение, которое в интерактивном режиме компилирует </text:span><text:span text:style-name="T34">scss</text:span><text:span text:style-name="T14">-файлы в </text:span><text:span text:style-name="T34">css</text:span><text:span text:style-name="T14">-файлы. Для этого нужно нажать клавишу </text:span><text:span text:style-name="T34">Watch</text:span><text:span text:style-name="T14"> </text:span><text:span text:style-name="T34">Sass</text:span><text:span text:style-name="T14">.</text:span></text:p>
      <text:p text:style-name="P49"><text:span text:style-name="T14">Для создания отдельных блоков страницы будет использована </text:span><text:span text:style-name="T34">Flexbox</text:span><text:span text:style-name="T14">-верстка. С помощью этой технологии можно очень просто и гибко расставить элементы в контейнере, распределить доступное пространство между ними, и выровнять их тем или иным способом даже если они не имеют конкретных размеров. </text:span><text:span text:style-name="T34">CSS</text:span><text:span text:style-name="T14"> </text:span><text:span text:style-name="T34">Flexbox</text:span><text:span text:style-name="T14"> поддерживается всеми используемые на сегодняшний момент современными браузерами (с использованием префиксов: </text:span><text:span text:style-name="T34">IE</text:span><text:span text:style-name="T14">10+, </text:span><text:span text:style-name="T34">Edge</text:span><text:span text:style-name="T14">12+, </text:span><text:span text:style-name="T34">Firefox</text:span><text:span text:style-name="T14"> 2+, </text:span><text:span text:style-name="T34">Chrome</text:span><text:span text:style-name="T14"> 4+, </text:span><text:span text:style-name="T34">Safari</text:span><text:span text:style-name="T14"> 3.1+, </text:span><text:span text:style-name="T34">Opera</text:span><text:span text:style-name="T14"> 12.1+, </text:span><text:span text:style-name="T34">iOS</text:span><text:span text:style-name="T14"> </text:span><text:span text:style-name="T34">Safari</text:span><text:span text:style-name="T14"> 3.2, </text:span><text:span text:style-name="T34">Opera</text:span><text:span text:style-name="T14"> </text:span><text:span text:style-name="T34">mini</text:span><text:span text:style-name="T14">, </text:span><text:span text:style-name="T34">Android</text:span><text:span text:style-name="T14"> 2.1+, </text:span><text:span text:style-name="T34">Blackberry</text:span><text:span text:style-name="T14"> 7+).</text:span></text:p>
      <text:p text:style-name="P49"><text:span text:style-name="T14">Макет сайта выполнен при помощи онлайн-сервиса для</text:span><text:span text:style-name="T34"> </text:span><text:span text:style-name="T14">разработки интерфейсов и</text:span><text:span text:style-name="T34"> </text:span><text:span text:style-name="T14">прототипирования </text:span><text:span text:style-name="T34">Figma</text:span><text:span text:style-name="T14">.</text:span></text:p>
      <text:p text:style-name="P49"><text:span text:style-name="T14">Сайт должен корректно отображаться на</text:span><text:span text:style-name="T34"> </text:span><text:span text:style-name="T14">всех актуальных браузерах. Основной язык русский.</text:span></text:p>
      <text:p text:style-name="P49"><text:span text:style-name="T14">В данном разделе были рассмотрены аналогичные решения, были проанализированы их недостатки и преимущества, для создания в последующем качественного веб-сайта. Были поставлены конкретные задачи для создания интерактивного информационного ресурса. Кроме того, были рассмотрены средства реализации программного продукта, такие как языки разметки, а также редактор кода </text:span><text:span text:style-name="T34">Visual</text:span><text:span text:style-name="T14"> </text:span><text:span text:style-name="T34">Studio</text:span><text:span text:style-name="T14"> </text:span><text:span text:style-name="T34">Code</text:span><text:span text:style-name="T14">. <text:s/>Были проанализированы особенности языков и основные дополнительные средства редактора. Все вышеперечисленные пункты понадобятся для достижения поставленной задачи и для создания в дальнейшем качественного продукта.</text:span></text:p>
      <text:p text:style-name="P49"><text:span text:style-name="T14"/></text:p>
      <text:list xml:id="list171416545646483" text:continue-list="list171416884528563" text:style-name="WWNum3">
        <text:list-item>
          <text:list>
            <text:list-item>
              <text:p text:style-name="P51"><text:span text:style-name="T29">Выводы</text:span></text:p>
            </text:list-item>
          </text:list>
        </text:list-item>
      </text:list>
      <text:p text:style-name="P91"><text:span text:style-name="T8">В ходе написания данного пункта было принято решение использовать язык разметки </text:span><text:span text:style-name="T1">HTML</text:span><text:span text:style-name="T8"> для создания структуры веб-сайта, </text:span><text:span text:style-name="T1">CSS</text:span><text:span text:style-name="T8">/</text:span><text:span text:style-name="T1">SCSS</text:span><text:span text:style-name="T8"> для его внешнего оформления,</text:span><text:span text:style-name="T8"> </text:span><text:span text:style-name="T10">л</text:span><text:span text:style-name="T38">оготи</text:span><text:span text:style-name="T10">п и икон</text:span><text:span text:style-name="T10">ки</text:span><text:span text:style-name="T8"> </text:span><text:span text:style-name="T8">на сайте будут сохранены в формате </text:span><text:span text:style-name="T1">SVG</text:span><text:span text:style-name="T8"> для лучшего качества и избежание потери этого самого качества при использовании тех же изображений в адаптивной верстке, также веб-сайт будет взаимодействовать с </text:span><text:span text:style-name="T1">XML</text:span><text:span text:style-name="T8"> документ</text:span><text:span text:style-name="T10">ами</text:span><text:span text:style-name="T8">, получать или </text:span><text:span text:style-name="T11">отправлять</text:span><text:span text:style-name="T8"> некоторые данные.</text:span></text:p>
      <text:p text:style-name="P91"><text:span text:style-name="T14">По поводу функциональности было принято решение на каждой веб-странице сделать быстрый способ возвращения наверх страницы путем нажатия на изображение, расположенное поверх прочего контента страниц. На второстепенных страницах должен быть способ </text:span><text:span text:style-name="T17">быстрого перехода </text:span><text:span text:style-name="T21">к корзине</text:span><text:span text:style-name="T14">, и этим способом является клик по </text:span><text:span text:style-name="T17">иконке корзины</text:span><text:span text:style-name="T14">. На каждой странице будет навигационное меню, состоящее из кнопок, при нажатии на которые </text:span><text:span text:style-name="T22">пользователь перейдет на выбранную страницу, данное меню сворачивается и разворачивается, </text:span><text:span text:style-name="T23">при развороте иконка </text:span><text:soft-page-break/><text:span text:style-name="T23">гамбургер-меню сменяется на крестик, и наооборот</text:span><text:span text:style-name="T14">. Стоит упомянуть, что на главной странице будет располагаться список, который представляет собой список названий </text:span><text:span text:style-name="T18">категорий</text:span><text:span text:style-name="T14"> с </text:span><text:span text:style-name="T18">нижней</text:span><text:span text:style-name="T14"> стороны и местом для </text:span><text:span text:style-name="T18">илюстрации</text:span><text:span text:style-name="T14"> расположенным </text:span><text:span text:style-name="T18">сверху</text:span><text:span text:style-name="T14">, при наведении на </text:span><text:span text:style-name="T20">название категории,</text:span><text:span text:style-name="T14"> </text:span><text:span text:style-name="T19">цвет</text:span><text:span text:style-name="T14"> </text:span><text:span text:style-name="T19">названия</text:span><text:span text:style-name="T14"> будет меняться </text:span><text:span text:style-name="T19">на оранжевый</text:span><text:span text:style-name="T14">.</text:span></text:p>
      <text:p text:style-name="P92"><text:span text:style-name="T14"/></text:p>
      <text:p text:style-name="P81"><text:span text:style-name="T29">2. Проектирование страниц веб-сайта</text:span></text:p>
      <text:p text:style-name="P82"><text:span text:style-name="T29"/></text:p>
      <text:p text:style-name="P82"><text:span text:style-name="T29">2.1 Выбор способа верстки</text:span></text:p>
      <text:p text:style-name="P82"><text:span text:style-name="T29"/></text:p>
      <text:p text:style-name="P90"><text:span text:style-name="T115">Для того, чтобы сайт был удобным для пользователей различных устройств необходима адаптивность. Для этого будут использован</text:span><text:span text:style-name="T116">а</text:span><text:span text:style-name="T115"> flexbox вёрстк</text:span><text:span text:style-name="T116">а</text:span><text:span text:style-name="T115">. Он</text:span><text:span text:style-name="T116">а</text:span><text:span text:style-name="T115"> хорошо подходят для создания таких элементов как навигационное меню, хедер (&lt;header&gt;) сайта и так далее. Эта технология позволяет очень легко и гибко расставить элементы в контейнере, распределить доступное пространство между ними и выровнять их даже если они не имеют конкретных размеров.</text:span><text:span text:style-name="T113"> </text:span></text:p>
      <text:p text:style-name="P90"><text:span text:style-name="T113"/></text:p>
      <text:p text:style-name="P83"><text:span text:style-name="T113">2.2 Выбор стилевого оформления</text:span></text:p>
      <text:p text:style-name="P83"><text:span text:style-name="T113"/></text:p>
      <text:p text:style-name="P83"><text:span text:style-name="T113"/></text:p>
      <text:p text:style-name="P84"><text:span text:style-name="T30">2.3 Выбор шрифтового оформления </text:span></text:p>
      <text:p text:style-name="P61"/>
      <text:p text:style-name="P93"><text:span text:style-name="T117">Выбор шрифтового оформления не стал сложной задачей, ведь для сайта, на котором расположенная текстовая информация есть одна задача: сделать текст хорошо читаемым. Для этого в предыдущем пункте был выбран </text:span><text:span text:style-name="T118">белый</text:span><text:span text:style-name="T117"> фон для </text:span><text:span text:style-name="T118">черного</text:span><text:span text:style-name="T117"> текста, что уже является гарантом успеха, </text:span><text:span text:style-name="T119">для обеспечения удобства использования используются шрифты по умолчанию, и хоть они отличаются, но зато у пользователя не возникнет дискомфорт от неоптимальных шрифтов, кроме того не нужно добавлять </text:span><text:span text:style-name="T120">сами шрифты в сайт</text:span><text:span text:style-name="T117">.</text:span></text:p>
      <text:p text:style-name="P93"><text:span text:style-name="T117"/></text:p>
      <text:p text:style-name="P85"><text:span text:style-name="T30">2.4 Разработка логотипа</text:span></text:p>
      <text:p text:style-name="P59"/>
      <text:p text:style-name="P85"><text:span text:style-name="T117">Каждый компания или организация создающая продукт должна иметь свой логотип и чем серьезнее проект или организация, тем больше внимая стоит уделять такому элементу как логотип. Однако хочу заметить, что далеко не всем нужно заострять внимание на логотипе, особенно, если создатель хочет сделать акцент на свой продукт или подачу информации, в таком случае логотип не является приоритетной задачей. Следуя такому рассуждению было принято решение разработать простейший</text:span><text:span text:style-name="T117"> логотип, </text:span><text:span text:style-name="T121">в качестве логотипа используется название интернет магазина </text:span><text:span text:style-name="T124">(“Hard177”),</text:span><text:span text:style-name="T121"> </text:span><text:span text:style-name="T122">написанный курсивом,</text:span><text:span text:style-name="T121"> и его лозунг (“Хорошее железо по крутым ценам.</text:span><text:span text:style-name="T124">”</text:span><text:span text:style-name="T121">), </text:span><text:span text:style-name="T122">но уже написанный меньшим шрифтом без курсива.</text:span></text:p>
      <text:p text:style-name="P85"><text:span text:style-name="T122"/></text:p>
      <text:p text:style-name="P86"><text:span text:style-name="T30">2.5 Разработка пользовательских элементов</text:span></text:p>
      <text:p text:style-name="P62"/>
      <text:p text:style-name="P86"><text:span text:style-name="T8">В качестве пользовательских элементов на главной странице выступает навигационное меню находящееся в хедере, </text:span><text:span text:style-name="T12">сворачиваемое и разворачиваемое по нажатию на его изображение</text:span><text:span text:style-name="T8">, </text:span><text:span text:style-name="T13">его элементы,</text:span><text:span text:style-name="T8"> при нажатии на которые происходит переход к определенному разделу сайта; список серии игр, находящийся в уникальном блоке слева, при наведении на которые меняется изображение справа; </text:span><text:soft-page-break/><text:span text:style-name="T8">изображение клинка, находящееся справа сверху под навигационным меню, по нажатию на который происходит переход к началу страницы; подчеркнутые слова в текстах, при наведении на которые появляется небольшое окно с информацией о слове, на которое было произведено нажатие.</text:span></text:p>
      <text:p text:style-name="P86"><text:span text:style-name="T8">На второстепенных страницах присутствует все вышеперечисленное.</text:span></text:p>
      <text:p text:style-name="P86"><text:span text:style-name="T8">На мобильной версии главного сайта присутствуют все пользовательские элементы, что и на главной странице компьютерной версии, описанные ранее.</text:span></text:p>
      <text:p text:style-name="P86"><text:span text:style-name="T122">На мобильной версии второстепенных страниц присутствует все, что содержат второстепенные страницы компьютерной версии.</text:span></text:p>
      <text:p text:style-name="P86"><text:span text:style-name="T122"/></text:p>
      <text:p text:style-name="P87"><text:span text:style-name="T114">2.6 Разработка спецэффектов</text:span></text:p>
      <text:p text:style-name="P87"><text:span text:style-name="T114"/></text:p>
      <text:p text:style-name="P87"><text:span text:style-name="T8">Спецэффектами на главной странице представлено навигационное меню находящееся в шапке, при наведении на которые курсор меняется; список серии игр, находящийся в уникальном блоке слева, при наведении на которые меняется прозрачность элемента; изображение клинка, находящееся справа сверху под навигационным меню, при прокрутке меняет свое положение; подчеркнутые слова в текстах, при наведении на которые курсор меняется.</text:span></text:p>
      <text:p text:style-name="P87"><text:span text:style-name="T8">На второстепенных страницах присутствует все вышеперечисленное, за исключением логотипа, при наведении на который логотип смещается вниз, после чего на него «падает» топор.</text:span></text:p>
      <text:p text:style-name="P87"><text:span text:style-name="T8">На мобильной версии главного сайта присутствуют все спецэффекты, что и на главной странице компьютерной версии, описанные ранее, исключением является уникальный блок, который был заменен на список, содержащий названия серий игр, без изображения справа.</text:span></text:p>
      <text:p text:style-name="P94"><text:span text:style-name="T122">На мобильной версии второстепенных страниц присутствует все, что содержат второстепенные страницы компьютерной версии.</text:span></text:p>
      <text:p text:style-name="P94"><text:span text:style-name="T122"/></text:p>
      <text:p text:style-name="P88"><text:span text:style-name="T30">2.7 Выводы</text:span></text:p>
      <text:p text:style-name="P63"/>
      <text:p text:style-name="P88"><text:span text:style-name="T122">В ходе данной главы была составлен структура веб-сайта и разработан макет в </text:span><text:span text:style-name="T125">Figma</text:span><text:span text:style-name="T122">. Разобрав и проанализировав все выбранные аналоги, разработав логотип, пользовательские элементы и спецэффекты, а также подобрав нужную цветовую палитру вместе со шрифтами, был создан макет веб-сайт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176cm" style:contextual-spacing="false"/>
      <style:text-properties fo:language="ru" fo:country="RU"/>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12cm" style:contextual-spacing="false" fo:line-height="100%" fo:text-align="justify" style:justify-single-word="false" fo:orphans="0" fo:widows="0" fo:text-indent="0.75cm" style:auto-text-indent="false" style:snap-to-layout-grid="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text-underline-style="none"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ru" fo:country="RU"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1cm" fo:margin-left="1.9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51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next-style-name="Converted1"/>
    <style:master-page style:name="Converted1" style:page-layout-name="Mpm3" draw:style-name="Mdp1">
      <style:header>
        <text:p text:style-name="MP1"/>
      </style:header>
    </style:master-page>
    <style:master-page style:name="First_20_Page" style:display-name="First Page" style:page-layout-name="Mpm2" draw:style-name="Mdp1" style:next-style-name="Standard"/>
    <style:master-page style:name="Converted4" style:page-layout-name="Mpm3" draw:style-name="Mdp1">
      <style:header>
        <text:p text:style-name="MP1"><text:page-number text:select-page="current">13</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14T17:14:15.638000000</dc:date>
    <meta:editing-duration>PT5H47M14S</meta:editing-duration>
    <meta:editing-cycles>205</meta:editing-cycles>
    <meta:generator>LibreOffice/7.4.3.2$Windows_X86_64 LibreOffice_project/1048a8393ae2eeec98dff31b5c133c5f1d08b890</meta:generator>
    <meta:document-statistic meta:table-count="0" meta:image-count="0" meta:object-count="0" meta:page-count="10" meta:paragraph-count="122" meta:word-count="2148" meta:character-count="16737" meta:non-whitespace-character-count="14652"/>
  </office:meta>
</office:document-meta>
</file>